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14cm" fo:margin-left="1.341cm" fo:margin-right="1.335cm" table:align="margins"/>
    </style:style>
    <style:style style:name="Table11.A" style:family="table-column">
      <style:table-column-properties style:column-width="4.704cm" style:rel-column-width="20672*"/>
    </style:style>
    <style:style style:name="Table11.B" style:family="table-column">
      <style:table-column-properties style:column-width="10.209cm" style:rel-column-width="44863*"/>
    </style:style>
    <style:style style:name="Table11.1" style:family="table-row">
      <style:table-row-properties fo:background-color="#0000ff" style:keep-together="false" fo:keep-together="always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2" style:family="table-row">
      <style:table-row-properties style:keep-together="false" fo:keep-together="always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3cm" style:rel-column-width="20664*"/>
    </style:style>
    <style:style style:name="Table3.B" style:family="table-column">
      <style:table-column-properties style:column-width="10.211cm" style:rel-column-width="44871*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Coding_20_Body">
      <style:paragraph-properties fo:margin-left="0cm" fo:margin-right="0cm" fo:text-indent="0cm" style:auto-text-indent="false"/>
    </style:style>
    <style:style style:name="P4" style:family="paragraph" style:parent-style-name="Code_20_Listing"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Code_20_Listing">
      <style:text-properties fo:color="#000080"/>
    </style:style>
    <style:style style:name="P10" style:family="paragraph" style:parent-style-name="Code_20_Listing">
      <style:paragraph-properties fo:break-before="page"/>
      <style:text-properties fo:color="#000080"/>
    </style:style>
    <style:style style:name="P11" style:family="paragraph" style:parent-style-name="Class_20_Description">
      <style:text-properties style:font-name="DejaVu Serif2" fo:font-size="12pt" style:font-size-asian="12pt" style:font-size-complex="12pt"/>
    </style:style>
    <style:style style:name="P12" style:family="paragraph" style:parent-style-name="Method_20_Body">
      <style:paragraph-properties fo:margin-left="1.251cm" fo:margin-right="0cm" fo:text-indent="0cm" style:auto-text-indent="false"/>
    </style:style>
    <style:style style:name="P13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4" style:family="paragraph" style:parent-style-name="Method_20_Body">
      <style:text-properties fo:font-weight="bold" style:font-weight-asian="bold" style:font-weight-complex="bold"/>
    </style:style>
    <style:style style:name="P15" style:family="paragraph" style:parent-style-name="Coding_20_Title">
      <style:paragraph-properties fo:break-before="page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Method_20_Body" style:list-style-name="L2"/>
    <style:style style:name="P19" style:family="paragraph" style:parent-style-name="Method_20_Body">
      <style:text-properties fo:font-weight="bold" style:font-weight-asian="bold" style:font-weight-complex="bold"/>
    </style:style>
    <style:style style:name="P20" style:family="paragraph" style:parent-style-name="Method_20_Body" style:list-style-name="L2">
      <style:paragraph-properties fo:margin-left="0cm" fo:margin-right="0cm" fo:text-indent="0cm" style:auto-text-indent="false"/>
    </style:style>
    <style:style style:name="P21" style:family="paragraph" style:parent-style-name="Method_20_Code_20_Listing">
      <style:text-properties fo:color="#000080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1" fo:font-size="9pt" style:font-name-asian="Monospace" style:font-size-asian="9pt" style:font-name-complex="Monospace" style:font-size-complex="9pt"/>
    </style:style>
    <style:style style:name="T6" style:family="text">
      <style:text-properties fo:color="#000000"/>
    </style:style>
    <style:style style:name="T7" style:family="text">
      <style:text-properties fo:color="#0000ff" style:font-name="DejaVu Serif2" fo:font-size="12pt" style:font-size-asian="12pt" style:font-size-complex="12pt"/>
    </style:style>
    <style:style style:name="T8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size-asian="11pt" style:font-style-asian="normal" style:font-size-complex="11pt" style:font-style-complex="normal" style:font-weight-complex="normal"/>
    </style:style>
    <style:style style:name="T13" style:family="text">
      <style:text-properties style:font-size-asian="11pt" style:font-size-complex="11pt"/>
    </style:style>
    <style:style style:name="T14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style:font-name="DejaVu Sans Mono1" fo:font-size="9pt" style:font-name-asian="Monospace" style:font-size-asian="9pt" style:font-name-complex="Monospace" style:font-size-complex="9pt"/>
    </style:style>
    <style:style style:name="T16" style:family="text">
      <style:text-properties fo:color="#c5000b" fo:font-size="11pt" style:font-size-asian="11pt" style:font-size-complex="11pt"/>
    </style:style>
    <style:style style:name="T17" style:family="text">
      <style:text-properties fo:color="#00ae00"/>
    </style:style>
    <style:style style:name="T18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Queue</text:h>
      <text:p text:style-name="Class_20_Description"/>
      <text:p text:style-name="Class_20_Description">The <text:span text:style-name="Class_20_Variables"><text:span text:style-name="T1">Queue</text:span></text:span> class<text:span text:style-name="T7"> is a static convenience class providing access to the methods of the </text:span><text:span text:style-name="Class_20_Variables"><text:span text:style-name="T11">Stack\Queue</text:span></text:span><text:span text:style-name="T7"> class without having to explicitly instantiate the </text:span><text:span text:style-name="Class_20_Variables"><text:span text:style-name="T11">Stack\Queue</text:span></text:span><text:span text:style-name="T7"> class</text:span><text:span text:style-name="T8">.</text:span></text:p>
      <text:p text:style-name="P11"/>
      <text:h text:style-name="Criteria_20_Title" text:outline-level="2">Design criteria and considerations.</text:h>
      <text:p text:style-name="Criteria_20_Body"/>
      <text:list xml:id="list247881475" text:style-name="L1">
        <text:list-item>
          <text:p text:style-name="P23">Uses the <text:span text:style-name="Class_20_Variables">Stack\Exception</text:span> and <text:span text:style-name="Class_20_Variables">Error</text:span> classes to throw exceptions on errors;</text:p>
        </text:list-item>
        <text:list-item>
          <text:p text:style-name="P23">Uses the <text:span text:style-name="Class_20_Variables">PrintU\FormatArray</text:span> class to format an array as a printable string;</text:p>
        </text:list-item>
        <text:list-item>
          <text:p text:style-name="P23">Implements the <text:span text:style-name="Class_20_Variables">Countable</text:span>, <text:span text:style-name="Class_20_Variables">Iterator</text:span> and <text:span text:style-name="Class_20_Variables">ArrayAccess</text:span> interfaces;</text:p>
        </text:list-item>
        <text:list-item>
          <text:p text:style-name="P23">Implements the queue<text:span text:style-name="T10"> </text:span><text:span text:style-name="Class_20_Variables"><text:span text:style-name="T9">by </text:span></text:span><text:span text:style-name="Class_20_Variables"><text:span text:style-name="T2">accessing a singleton instance of the </text:span></text:span><text:span text:style-name="Class_20_Variables"><text:span text:style-name="T12">Stack\Queue</text:span></text:span><text:span text:style-name="Class_20_Variables"><text:span text:style-name="T13"> </text:span></text:span><text:span text:style-name="T1">class</text:span>.</text:p>
          <text:p text:style-name="P23"/>
        </text:list-item>
      </text:list>
      <text:p text:style-name="Standard"/>
      <text:p text:style-name="Standard"/>
      <text:h text:style-name="P22" text:outline-level="4">Static Class Properties</text:h>
      <text:h text:style-name="Criteria_20_Title" text:outline-level="2"/>
      <text:p text:style-name="Method_20_Body">The <text:span text:style-name="Class_20_Variables">Queue</text:span> class defines the following static class propertie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8">$instance</text:p>
          </table:table-cell>
          <table:table-cell table:style-name="MethodTable.B2" office:value-type="string">
            <text:p text:style-name="P2"><text:span text:style-name="Class_20_Variables">Stack\Queue</text:span> instance.</text:p>
          </table:table-cell>
        </table:table-row>
        <table:table-row>
          <table:table-cell table:style-name="MethodTable.A2" office:value-type="string">
            <text:p text:style-name="P8">$name</text:p>
          </table:table-cell>
          <table:table-cell table:style-name="MethodTable.B2" office:value-type="string">
            <text:p text:style-name="P2">The optional name of the queue.</text:p>
          </table:table-cell>
        </table:table-row>
        <table:table-row>
          <table:table-cell table:style-name="MethodTable.A2" office:value-type="string">
            <text:p text:style-name="P8">$me</text:p>
          </table:table-cell>
          <table:table-cell table:style-name="MethodTable.B2" office:value-type="string">
            <text:p text:style-name="P2">This class instance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Queue</text:span> class defines the following methods:</text:p>
      <text:p text:style-name="Method_20_Body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5">Method</text:p>
            </table:table-cell>
            <table:table-cell table:style-name="Table11.B1" office:value-type="string">
              <text:p text:style-name="P5">Description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6"><text:a xlink:type="simple" xlink:href="#__construct"><text:span text:style-name="T16">__construct</text:span></text:a></text:p>
          </table:table-cell>
          <table:table-cell table:style-name="Table11.B2" office:value-type="string">
            <text:p text:style-name="Method_20_Table_20_Description">Class constructor.</text:p>
          </table:table-cell>
        </table:table-row>
        <table:table-row table:style-name="Table11.2">
          <table:table-cell table:style-name="Table11.A2" office:value-type="string">
            <text:p text:style-name="P7"><text:a xlink:type="simple" xlink:href="#__destruct">__destruct</text:a></text:p>
          </table:table-cell>
          <table:table-cell table:style-name="Table11.B2" office:value-type="string">
            <text:p text:style-name="P3">Class destructor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count">count</text:a></text:h>
          </table:table-cell>
          <table:table-cell table:style-name="Table11.B2" office:value-type="string">
            <text:p text:style-name="P3">Returns the number of elements in the queue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current">current</text:a></text:h>
          </table:table-cell>
          <table:table-cell table:style-name="Table11.B2" office:value-type="string">
            <text:p text:style-name="P2">Returns the current queue element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key">key</text:a></text:h>
          </table:table-cell>
          <table:table-cell table:style-name="Table11.B2" office:value-type="string">
            <text:p text:style-name="P2">Returns the location of the current element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next">next</text:a></text:h>
          </table:table-cell>
          <table:table-cell table:style-name="Table11.B2" office:value-type="string">
            <text:p text:style-name="P2">Move the queue key to the next element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rewind">rewind</text:a></text:h>
          </table:table-cell>
          <table:table-cell table:style-name="Table11.B2" office:value-type="string">
            <text:p text:style-name="P2">Move the key to the HEAD of the queue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valid">valid</text:a></text:h>
          </table:table-cell>
          <table:table-cell table:style-name="Table11.B2" office:value-type="string">
            <text:p text:style-name="P2">Returns the validity of the current queue key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offsetSet">offsetSet</text:a></text:h>
          </table:table-cell>
          <table:table-cell table:style-name="Table11.B2" office:value-type="string">
            <text:p text:style-name="P2">Set the queue element at the specified offset to the provided value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offsetExists">offsetExists</text:a></text:h>
          </table:table-cell>
          <table:table-cell table:style-name="Table11.B2" office:value-type="string">
            <text:p text:style-name="P3">Returns true if an element exists at the given offset in the queue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offsetUnset">offsetUnset</text:a></text:h>
          </table:table-cell>
          <table:table-cell table:style-name="Table11.B2" office:value-type="string">
            <text:p text:style-name="P2">Unset (delete) the element at the specified offset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offsetGet">offsetGet</text:a></text:h>
          </table:table-cell>
          <table:table-cell table:style-name="Table11.B2" office:value-type="string">
            <text:p text:style-name="P2">Returns the queue element at the specified offset.</text:p>
          </table:table-cell>
        </table:table-row>
        <table:table-row table:style-name="Table11.2">
          <table:table-cell table:style-name="Table11.A2" office:value-type="string">
            <text:h text:style-name="P17" text:outline-level="5"><text:a xlink:type="simple" xlink:href="#__toString">__toString</text:a></text:h>
          </table:table-cell>
          <table:table-cell table:style-name="Table11.B2" office:value-type="string">
            <text:p text:style-name="P2">Return the queue as a printable string.</text:p>
          </table:table-cell>
        </table:table-row>
      </table:table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Queue</text:span> class defines the following static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">Method</text:p>
            </table:table-cell>
            <table:table-cell table:style-name="Table3.B1" office:value-type="string">
              <text:p text:style-name="P5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7"><text:a xlink:type="simple" xlink:href="#instance"><text:span text:style-name="T17">instance</text:span></text:a></text:p>
          </table:table-cell>
          <table:table-cell table:style-name="Table3.B2" office:value-type="string">
            <text:p text:style-name="P2">(Creates and) returns a <text:span text:style-name="Class_20_Variables">Stack\Queue</text:span> class instanc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classInstance">classInstance</text:a></text:p>
          </table:table-cell>
          <table:table-cell table:style-name="Table3.B2" office:value-type="string">
            <text:p text:style-name="P3">Returns the instance of this class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add">add</text:a></text:h>
          </table:table-cell>
          <table:table-cell table:style-name="Table3.B2" office:value-type="string">
            <text:p text:style-name="P2">Add data to the TAIL of the queue.</text:p>
          </table:table-cell>
        </table:table-row>
        <text:soft-page-break/>
        <table:table-row table:style-name="Table3.2">
          <table:table-cell table:style-name="Table3.A2" office:value-type="string">
            <text:p text:style-name="P7"><text:a xlink:type="simple" xlink:href="#prepend">prepend</text:a></text:p>
          </table:table-cell>
          <table:table-cell table:style-name="Table3.B2" office:value-type="string">
            <text:p text:style-name="P2">Add data to (in front of) the HEAD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">remove</text:a></text:p>
          </table:table-cell>
          <table:table-cell table:style-name="Table3.B2" office:value-type="string">
            <text:p text:style-name="P2">Remove data from the HEAD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Tail">removeTail</text:a></text:p>
          </table:table-cell>
          <table:table-cell table:style-name="Table3.B2" office:value-type="string">
            <text:p text:style-name="P2">Remove data from the TAIL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All">removeAll</text:a></text:p>
          </table:table-cell>
          <table:table-cell table:style-name="Table3.B2" office:value-type="string">
            <text:p text:style-name="P2">Deletes all entries from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isEmpty">isEmpty</text:a></text:p>
          </table:table-cell>
          <table:table-cell table:style-name="Table3.B2" office:value-type="string">
            <text:p text:style-name="P2">Returns true if the queue is empty, false if it still contains items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mode">mode</text:a></text:h>
          </table:table-cell>
          <table:table-cell table:style-name="Table3.B2" office:value-type="string">
            <text:p text:style-name="P2">Returns, and optionally sets, the iterator mode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head">head</text:a></text:h>
          </table:table-cell>
          <table:table-cell table:style-name="Table3.B2" office:value-type="string">
            <text:p text:style-name="P2">Return the data from the queue head element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tail">tail</text:a></text:h>
          </table:table-cell>
          <table:table-cell table:style-name="Table3.B2" office:value-type="string">
            <text:p text:style-name="P2">Returns the data from the queue tail element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name">name</text:a></text:h>
          </table:table-cell>
          <table:table-cell table:style-name="Table3.B2" office:value-type="string">
            <text:p text:style-name="P3">Returns, and optionally sets, the queue name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prev">prev</text:a></text:h>
          </table:table-cell>
          <table:table-cell table:style-name="Table3.B2" office:value-type="string">
            <text:p text:style-name="P3">Set the queue key to the previous element.</text:p>
          </table:table-cell>
        </table:table-row>
        <table:table-row table:style-name="Table3.2">
          <table:table-cell table:style-name="Table3.A2" office:value-type="string">
            <text:h text:style-name="P17" text:outline-level="5"><text:a xlink:type="simple" xlink:href="#queueArray">queryArray</text:a></text:h>
          </table:table-cell>
          <table:table-cell table:style-name="Table3.B2" office:value-type="string">
            <text:p text:style-name="P2">Assembles the queue contents into an array object and returns the array.</text:p>
          </table:table-cell>
        </table:table-row>
      </table:table>
      <text:p text:style-name="Standard"/>
      <text:p text:style-name="Standard"/>
      <text:p text:style-name="Standard"/>
      <text:h text:style-name="P16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4">Algorithm</text:p>
      <text:list xml:id="list1936281590" text:style-name="L2">
        <text:list-item>
          <text:p text:style-name="P18">Accept <text:span text:style-name="Class_20_Variables">name</text:span> as an optional string containing the name of the queue;</text:p>
        </text:list-item>
        <text:list-item>
          <text:p text:style-name="P18">set the <text:span text:style-name="Class_20_Variables">me</text:span> class property to the current class instance;</text:p>
        </text:list-item>
        <text:list-item>
          <text:p text:style-name="P18">set the <text:span text:style-name="Class_20_Variables">instance</text:span> class property to a new instance of the <text:span text:style-name="Class_20_Variables">Library\Stack\Queue</text:span> class;</text:p>
        </text:list-item>
        <text:list-item>
          <text:p text:style-name="P18">set the <text:span text:style-name="Class_20_Variables">name</text:span> class property to <text:span text:style-name="Class_20_Variables">name</text:span>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__construct</text:p>
      <text:p text:style-name="P9"><text:s/>* </text:p>
      <text:p text:style-name="P9"><text:s/>* Class constructor</text:p>
      <text:p text:style-name="P9"><text:s/>* <text:span text:style-name="T3">@param</text:span> string $name = (optional) queue name.</text:p>
      <text:p text:style-name="P9"><text:s/>*/</text:p>
      <text:p text:style-name="P9">public function __construct($name=null)</text:p>
      <text:p text:style-name="P9">{</text:p>
      <text:p text:style-name="Method_20_Code_20_Listing"><text:span text:style-name="T6"><text:tab/></text:span><text:span text:style-name="T4">self::$me = $this;</text:span></text:p>
      <text:p text:style-name="P9"><text:tab/>self::$instance = new Stack\Queue($name);</text:p>
      <text:p text:style-name="P9"><text:tab/>self::$name = $name;</text:p>
      <text:p text:style-name="Method_20_Code_20_Listing">}</text:p>
      <text:p text:style-name="Method_20_Body"/>
      <text:p text:style-name="P14">Narrative</text:p>
      <text:p text:style-name="Method_20_Body"/>
      <text:p text:style-name="Method_20_Body">The <text:span text:style-name="Class_20_Variables">__construct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arameter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7">$name</text:p>
          </table:table-cell>
          <table:table-cell table:style-name="Table1.B2" office:value-type="string">
            <text:p text:style-name="Method_20_Table_20_Description">The optional name of the queue.</text:p>
          </table:table-cell>
        </table:table-row>
      </table:table>
      <text:p text:style-name="Method_20_Body"/>
      <text:p text:style-name="Method_20_Body">The current class instance, <text:span text:style-name="Class_20_Variables">$this</text:span>, is assigned to the <text:span text:style-name="Class_20_Variables">$me</text:span> static class property.</text:p>
      <text:p text:style-name="Method_20_Body"/>
      <text:p text:style-name="Method_20_Body">The PHP <text:span text:style-name="T3">new</text:span> directive is used to create a new instance of the <text:span text:style-name="Class_20_Variables">Stack\</text:span><text:span text:style-name="T3">Queue</text:span> class, passing the <text:span text:style-name="Class_20_Variables">$name</text:span> parameter as a parameter to the class constructor, <text:s/>and the result is stored in the <text:span text:style-name="Class_20_Variables">$instance</text:span> static class property.</text:p>
      <text:p text:style-name="Method_20_Body"/>
      <text:p text:style-name="Method_20_Body">The optional <text:span text:style-name="Class_20_Variables">$name</text:span> parameter is stored in the <text:span text:style-name="Class_20_Variables">$name</text:span> static class property.</text:p>
      <text:p text:style-name="Method_20_Body"/>
      <text:p text:style-name="Method_20_Body"/>
      <text:h text:style-name="P16" text:outline-level="5"><text:bookmark-start text:name="__destruct"/>__destruct<text:bookmark-end text:name="__destruct"/></text:h>
      <text:p text:style-name="Coding_20_Body"/>
      <text:p text:style-name="Coding_20_Body">Class destructor.</text:p>
      <text:p text:style-name="Coding_20_Body"/>
      <text:p text:style-name="P14">Algorithm</text:p>
      <text:list xml:id="list878454424" text:continue-list="list1936281590" text:style-name="L2">
        <text:list-item text:start-value="1">
          <text:p text:style-name="P18">Set the <text:span text:style-name="Class_20_Variables">instance</text:span> class property to null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__destruct</text:p>
      <text:p text:style-name="P9"><text:s/>*</text:p>
      <text:p text:style-name="P9"><text:s/>* class destructor</text:p>
      <text:p text:style-name="P9"><text:s/>*/</text:p>
      <text:p text:style-name="P9">public function __destruct()</text:p>
      <text:p text:style-name="P9">{</text:p>
      <text:p text:style-name="P9"><text:tab/>self::$instance = null;</text:p>
      <text:p text:style-name="P9">}</text:p>
      <text:p text:style-name="Coding_20_Body"/>
      <text:p text:style-name="P14">Narrative</text:p>
      <text:p text:style-name="Coding_20_Body"/>
      <text:p text:style-name="Coding_20_Body">The <text:span text:style-name="Class_20_Variables">$instance</text:span> static class property is set to null, deleting the current <text:span text:style-name="Class_20_Variables">Stack\</text:span><text:span text:style-name="T3">Queue</text:span> instance.</text:p>
      <text:p text:style-name="Coding_20_Body"/>
      <text:p text:style-name="Coding_20_Body"/>
      <text:h text:style-name="P16" text:outline-level="5"><text:bookmark-start text:name="instance"/>instance<text:bookmark-end text:name="instance"/></text:h>
      <text:p text:style-name="Coding_20_Body"/>
      <text:p text:style-name="Method_20_Body">(Creates and) returns a <text:span text:style-name="Class_20_Variables">Stack\Queue</text:span> class instance.</text:p>
      <text:p text:style-name="Coding_20_Body"/>
      <text:p text:style-name="P14">Algorithm</text:p>
      <text:list xml:id="list328053493" text:continue-list="list878454424" text:style-name="L2">
        <text:list-item text:start-value="1">
          <text:p text:style-name="P18">Accept <text:span text:style-name="Class_20_Variables">name</text:span> as an optional string containing the name of the queue;</text:p>
        </text:list-item>
        <text:list-item>
          <text:p text:style-name="P18">if the <text:span text:style-name="Class_20_Variables">instance</text:span> class property is <text:span text:style-name="T3">not</text:span> null, goto step 4;</text:p>
        </text:list-item>
        <text:list-item>
          <text:p text:style-name="P18">set the <text:span text:style-name="Class_20_Variables">instance</text:span> class property to a new instance of the <text:span text:style-name="Class_20_Variables">Library\Stack\Queue</text:span> class;</text:p>
        </text:list-item>
        <text:list-item>
          <text:p text:style-name="P18">return the <text:span text:style-name="Class_20_Variables">instance</text:span> class property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instance</text:p>
      <text:p text:style-name="P9"><text:s/>*</text:p>
      <text:p text:style-name="P9"><text:s/>* (Creates and) returns a<text:span text:style-name="T3"> Stack\Queue </text:span>class instance.</text:p>
      <text:p text:style-name="P9"><text:s/>* <text:span text:style-name="T3">@return</text:span> object $instance</text:p>
      <text:p text:style-name="P9"><text:s/>*/</text:p>
      <text:p text:style-name="P9">protected static function instance($name=null)</text:p>
      <text:p text:style-name="P9">{</text:p>
      <text:p text:style-name="P9"><text:tab/>if (! self::$instance)</text:p>
      <text:p text:style-name="P9"><text:tab/>{</text:p>
      <text:p text:style-name="P9"><text:tab/><text:tab/>new Queue($name);</text:p>
      <text:p text:style-name="P9"><text:tab/>}</text:p>
      <text:p text:style-name="P9"><text:tab/><text:tab/></text:p>
      <text:p text:style-name="P9"><text:tab/>return self::$instance;</text:p>
      <text:p text:style-name="P9">}</text:p>
      <text:p text:style-name="Coding_20_Body"/>
      <text:p text:style-name="P14">Narrative</text:p>
      <text:p text:style-name="Coding_20_Body"/>
      <text:p text:style-name="Method_20_Body">The static <text:span text:style-name="Class_20_Variables">instance</text:span> method expects a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Parameter</text:p>
          </table:table-cell>
          <table:table-cell table:style-name="Table12.B1" office:value-type="string">
            <text:p text:style-name="P5">Description</text:p>
          </table:table-cell>
        </table:table-row>
        <table:table-row>
          <table:table-cell table:style-name="Table12.A2" office:value-type="string">
            <text:p text:style-name="P7">$name</text:p>
          </table:table-cell>
          <table:table-cell table:style-name="Table12.B2" office:value-type="string">
            <text:p text:style-name="Method_20_Table_20_Description">A optional queue name.</text:p>
          </table:table-cell>
        </table:table-row>
      </table:table>
      <text:p text:style-name="Method_20_Body"/>
      <text:p text:style-name="Coding_20_Body">If the <text:span text:style-name="Class_20_Variables">$instance</text:span> static class property is null, the PHP <text:span text:style-name="T3">new</text:span> directive is used to create a new instance of the <text:span text:style-name="Class_20_Variables">Queue</text:span> class, passing the <text:span text:style-name="Class_20_Variables">$name</text:span> parameter to the class constructor, and the result is assigned to the <text:span text:style-name="Class_20_Variables">$instance</text:span> static class property.</text:p>
      <text:p text:style-name="Coding_20_Body"/>
      <text:p text:style-name="Coding_20_Body">The <text:span text:style-name="Class_20_Variables">$instance</text:span> static class property is returned.</text:p>
      <text:p text:style-name="Coding_20_Body"/>
      <text:p text:style-name="Coding_20_Body"/>
      <text:h text:style-name="P16" text:outline-level="5"><text:bookmark-start text:name="classInstance"/>classInstance<text:bookmark-end text:name="classInstance"/></text:h>
      <text:p text:style-name="Coding_20_Body"/>
      <text:p text:style-name="Coding_20_Body">Returns the instance of this class.</text:p>
      <text:p text:style-name="Coding_20_Body"/>
      <text:p text:style-name="P14">Algorithm</text:p>
      <text:list xml:id="list923687161" text:continue-list="list328053493" text:style-name="L2">
        <text:list-item text:start-value="1">
          <text:p text:style-name="P18">Accept <text:span text:style-name="Class_20_Variables">name</text:span> as an optional string containing the name of the queue;</text:p>
        </text:list-item>
        <text:list-item>
          <text:p text:style-name="P18">pass <text:span text:style-name="Class_20_Variables">name</text:span> to the <text:span text:style-name="Class_20_Variables">instance</text:span> class method;</text:p>
        </text:list-item>
        <text:list-item>
          <text:p text:style-name="P18">return the <text:span text:style-name="Class_20_Variables">me</text:span> class property.</text:p>
        </text:list-item>
      </text:list>
      <text:p text:style-name="Method_20_Body"/>
      <text:p text:style-name="P14">Implementation</text:p>
      <text:p text:style-name="Method_20_Body"/>
      <text:p text:style-name="P9">/*</text:p>
      <text:p text:style-name="P9"><text:s/>* classInstance</text:p>
      <text:p text:style-name="P9"><text:s/>* </text:p>
      <text:p text:style-name="P9"><text:s/>* The instance of this class</text:p>
      <text:p text:style-name="P9"><text:s/>* @param string $name = (optional) queue name</text:p>
      <text:p text:style-name="P9"><text:s/>* @return object Library\Queue object</text:p>
      <text:p text:style-name="P9"><text:s/>*/</text:p>
      <text:p text:style-name="P9">public static function classInstance($name=null)</text:p>
      <text:p text:style-name="P9">{</text:p>
      <text:p text:style-name="P9"><text:tab/>self::instance($name);</text:p>
      <text:p text:style-name="P9"><text:tab/>return self::$me;</text:p>
      <text:p text:style-name="P9">}</text:p>
      <text:p text:style-name="Coding_20_Body"/>
      <text:p text:style-name="P14">Narrative</text:p>
      <text:p text:style-name="Coding_20_Body"/>
      <text:p text:style-name="Method_20_Body">The static <text:span text:style-name="Class_20_Variables">classInstance</text:span> method expects a single, optional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Parameter</text:p>
          </table:table-cell>
          <table:table-cell table:style-name="Table13.B1" office:value-type="string">
            <text:p text:style-name="P5">Description</text:p>
          </table:table-cell>
        </table:table-row>
        <table:table-row>
          <table:table-cell table:style-name="Table13.A2" office:value-type="string">
            <text:p text:style-name="P7">$name</text:p>
          </table:table-cell>
          <table:table-cell table:style-name="Table13.B2" office:value-type="string">
            <text:p text:style-name="Method_20_Table_20_Description">A optional queue name.</text:p>
          </table:table-cell>
        </table:table-row>
      </table:table>
      <text:p text:style-name="Method_20_Body"/>
      <text:p text:style-name="Method_20_Body">The <text:span text:style-name="Class_20_Variables">instance</text:span> static method is passed the <text:span text:style-name="Class_20_Variables">$name</text:span> parameter to ensure that a current <text:span text:style-name="Class_20_Variables">Stack\Queue</text:span> class instance exists.</text:p>
      <text:p text:style-name="Method_20_Body"/>
      <text:p text:style-name="Method_20_Body">The <text:span text:style-name="Class_20_Variables">$me</text:span> static class property is returned.</text:p>
      <text:p text:style-name="Method_20_Body"/>
      <text:h text:style-name="P16" text:outline-level="5"><text:bookmark-start text:name="add"/>add<text:bookmark-end text:name="add"/></text:h>
      <text:p text:style-name="Coding_20_Body"/>
      <text:p text:style-name="Method_20_Body">Add data to the TAIL of the queue.</text:p>
      <text:p text:style-name="Coding_20_Body"/>
      <text:p text:style-name="P14">Algorithm</text:p>
      <text:list xml:id="list198528680" text:continue-list="list923687161" text:style-name="L2">
        <text:list-item text:start-value="1">
          <text:p text:style-name="P18">Accept <text:span text:style-name="Class_20_Variables">data</text:span> as a mixed variable containing the data to add to the queue;</text:p>
        </text:list-item>
        <text:list-item>
          <text:p text:style-name="P18">pass <text:span text:style-name="Class_20_Variables">data</text:span> to the <text:span text:style-name="Class_20_Variables">add</text:span> method of the <text:span text:style-name="Class_20_Variables">instance</text:span> class property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add</text:p>
      <text:p text:style-name="P9"><text:s/>*</text:p>
      <text:p text:style-name="P9"><text:s/>* add data to the TAIL of the queue</text:p>
      <text:p text:style-name="P9"><text:s/>* <text:span text:style-name="T3">@param</text:span> mixed $data = data to add to the queue structure</text:p>
      <text:p text:style-name="P9"><text:s/>*/</text:p>
      <text:p text:style-name="P9">public static function add($data)</text:p>
      <text:p text:style-name="P9">{</text:p>
      <text:p text:style-name="P9"><text:tab/>self::instance()-&gt;add($data);</text:p>
      <text:p text:style-name="P9">}</text:p>
      <text:p text:style-name="Method_20_Body"/>
      <text:p text:style-name="P14">Narrative</text:p>
      <text:p text:style-name="Coding_20_Body"/>
      <text:p text:style-name="Method_20_Body">The static <text:span text:style-name="Class_20_Variables">add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7">$data</text:p>
          </table:table-cell>
          <table:table-cell table:style-name="Table4.B2" office:value-type="string">
            <text:p text:style-name="Method_20_Table_20_Description">Data element to be added to the queue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call the <text:span text:style-name="Class_20_Variables">add</text:span> method, passing the <text:span text:style-name="Class_20_Variables">$data</text:span> parameter to store.</text:p>
      <text:p text:style-name="Method_20_Body"/>
      <text:p text:style-name="Method_20_Body"/>
      <text:p text:style-name="Coding_20_Body"/>
      <text:p text:style-name="Coding_20_Body"/>
      <text:p text:style-name="Coding_20_Body"/>
      <text:p text:style-name="Coding_20_Body"/>
      <text:p text:style-name="Coding_20_Body"/>
      <text:p text:style-name="Coding_20_Body"/>
      <text:p text:style-name="Coding_20_Body"/>
      <text:h text:style-name="P16" text:outline-level="5"><text:bookmark-start text:name="prepend"/>prepend<text:bookmark-end text:name="prepend"/></text:h>
      <text:p text:style-name="Coding_20_Body"/>
      <text:p text:style-name="Method_20_Body">Add data to (in front of) the HEAD of the queue.</text:p>
      <text:p text:style-name="Coding_20_Body"/>
      <text:p text:style-name="P14">Algorithm</text:p>
      <text:list xml:id="list205724772" text:continue-list="list198528680" text:style-name="L2">
        <text:list-item text:start-value="1">
          <text:p text:style-name="P18">Accept <text:span text:style-name="Class_20_Variables">data</text:span> as a mixed variable containing the data to add to the front of the queue;</text:p>
        </text:list-item>
        <text:list-item>
          <text:p text:style-name="P18">pass <text:span text:style-name="Class_20_Variables">data</text:span> to the <text:span text:style-name="Class_20_Variables">prepend</text:span> method of the <text:span text:style-name="Class_20_Variables">instance</text:span> class property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prepend</text:p>
      <text:p text:style-name="P9"><text:s/>*</text:p>
      <text:p text:style-name="P9"><text:s/>* add data to (in front of) the HEAD of the queue</text:p>
      <text:p text:style-name="P9"><text:s/>* <text:span text:style-name="T3">@param</text:span> mixed $data = data to prepend</text:p>
      <text:p text:style-name="P9"><text:s/>*/</text:p>
      <text:p text:style-name="P9">public static function prepend($data)</text:p>
      <text:p text:style-name="P9">{</text:p>
      <text:p text:style-name="P9"><text:tab/><text:span text:style-name="T14">self</text:span><text:span text:style-name="T14">::instance()-&gt;prepend(</text:span><text:span text:style-name="T14">$data</text:span><text:span text:style-name="T14">)</text:span><text:span text:style-name="T14">;</text:span></text:p>
      <text:p text:style-name="P9">}</text:p>
      <text:p text:style-name="Method_20_Body"/>
      <text:p text:style-name="P14">Narrative</text:p>
      <text:p text:style-name="Coding_20_Body"/>
      <text:p text:style-name="Method_20_Body">The static <text:span text:style-name="Class_20_Variables">prepend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rameter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7">$data</text:p>
          </table:table-cell>
          <table:table-cell table:style-name="Table2.B2" office:value-type="string">
            <text:p text:style-name="Method_20_Table_20_Description">Data element to be added to the queue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call the <text:span text:style-name="Class_20_Variables">prepend</text:span> method, passing the <text:span text:style-name="Class_20_Variables">$data</text:span> parameter to store.</text:p>
      <text:p text:style-name="Method_20_Body"/>
      <text:p text:style-name="Method_20_Body"/>
      <text:h text:style-name="P16" text:outline-level="5"><text:bookmark-start text:name="remove"/>remove<text:bookmark-end text:name="remove"/></text:h>
      <text:p text:style-name="Coding_20_Body"/>
      <text:p text:style-name="Method_20_Body">Remove data from the HEAD of the queue.</text:p>
      <text:p text:style-name="Coding_20_Body"/>
      <text:p text:style-name="P14">Algorithm</text:p>
      <text:list xml:id="list476719139" text:continue-list="list205724772" text:style-name="L2">
        <text:list-item text:start-value="1">
          <text:p text:style-name="P18">Accept <text:span text:style-name="Class_20_Variables">key</text:span> as a mixed variable containing the optional queue key to remove;</text:p>
        </text:list-item>
        <text:list-item>
          <text:p text:style-name="P18">pass key to the <text:span text:style-name="Class_20_Variables">remove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remove</text:p>
      <text:p text:style-name="P9"><text:s/>*</text:p>
      <text:p text:style-name="P9"><text:s/>* remove data from the HEAD of the queue</text:p>
      <text:p text:style-name="P9"><text:s/>* <text:span text:style-name="T3">@param</text:span> mixed $key = (optional) queue key to remove, null to remove the top element</text:p>
      <text:p text:style-name="P9"><text:s/>* <text:span text:style-name="T3">@return</text:span> mixed $data = data from the HEAD of the queue</text:p>
      <text:p text:style-name="P9"><text:s/>* <text:span text:style-name="T3">@throws</text:span> Stack\Exception</text:p>
      <text:p text:style-name="P9"><text:s/>*/</text:p>
      <text:p text:style-name="P9">public static function remove($key=null)</text:p>
      <text:p text:style-name="P9">{</text:p>
      <text:p text:style-name="P9"><text:tab/>return self::instance()-&gt;remove($key);</text:p>
      <text:p text:style-name="P9">}</text:p>
      <text:p text:style-name="Method_20_Body"/>
      <text:p text:style-name="P14">Narrative</text:p>
      <text:p text:style-name="Coding_20_Body"/>
      <text:p text:style-name="Method_20_Body">The static <text:span text:style-name="Class_20_Variables">remove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7">$key</text:p>
          </table:table-cell>
          <table:table-cell table:style-name="Table5.B2" office:value-type="string">
            <text:p text:style-name="P2">Queue key to remove, null to remove the top element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call the <text:span text:style-name="Class_20_Variables">remove</text:span> method, passing the <text:span text:style-name="Class_20_Variables">$key</text:span> parameter, and the result is returned.</text:p>
      <text:p text:style-name="Coding_20_Body"/>
      <text:p text:style-name="Coding_20_Body"/>
      <text:h text:style-name="P16" text:outline-level="5"><text:bookmark-start text:name="removeTail"/>removeTail<text:bookmark-end text:name="removeTail"/></text:h>
      <text:p text:style-name="Coding_20_Body"/>
      <text:p text:style-name="Method_20_Body">Remove data from the TAIL of the queue.</text:p>
      <text:p text:style-name="Coding_20_Body"/>
      <text:p text:style-name="P14">Algorithm</text:p>
      <text:list xml:id="list1577211752" text:continue-list="list476719139" text:style-name="L2">
        <text:list-item text:start-value="1">
          <text:p text:style-name="P18">call the <text:span text:style-name="Class_20_Variables">removeTail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removeTail</text:p>
      <text:p text:style-name="P9"><text:s/>*</text:p>
      <text:p text:style-name="P9"><text:s/>* remove data from the TAIL of the queue</text:p>
      <text:p text:style-name="P9"><text:s/>* <text:span text:style-name="T3">@return</text:span> mixed $data = data from the TAIL of the queue</text:p>
      <text:p text:style-name="P9"><text:s/>* <text:span text:style-name="T3">@throws</text:span> Stack\Exception</text:p>
      <text:p text:style-name="P9"><text:s/>*/</text:p>
      <text:p text:style-name="P9">public static function removeTail()</text:p>
      <text:p text:style-name="P9">{</text:p>
      <text:p text:style-name="P9"><text:tab/>return self::instance()-&gt;removeTail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removeTail</text:span> method, and the result is returned. <text:s/>If an error occurs, a <text:span text:style-name="Class_20_Variables">Stack\Exception</text:span> is thrown.</text:p>
      <text:p text:style-name="Coding_20_Body"/>
      <text:p text:style-name="Method_20_Body"/>
      <text:h text:style-name="P16" text:outline-level="5"><text:bookmark-start text:name="removeAll"/>removeAll<text:bookmark-end text:name="removeAll"/></text:h>
      <text:p text:style-name="Coding_20_Body"/>
      <text:p text:style-name="Method_20_Body">Deletes all entries from the queue.</text:p>
      <text:p text:style-name="Coding_20_Body"/>
      <text:p text:style-name="P14">Algorithm</text:p>
      <text:list xml:id="list1222526420" text:continue-list="list1577211752" text:style-name="L2">
        <text:list-item text:start-value="1">
          <text:p text:style-name="P18">Accept <text:span text:style-name="Class_20_Variables">name</text:span> as an optional string containing the name of the queue;</text:p>
        </text:list-item>
        <text:list-item>
          <text:p text:style-name="P18">set the <text:span text:style-name="Class_20_Variables">instance</text:span> class property to null;</text:p>
        </text:list-item>
        <text:list-item>
          <text:p text:style-name="P18">if <text:span text:style-name="Class_20_Variables">name</text:span> is null, goto step <text:span text:style-name="T3">6</text:span>;</text:p>
        </text:list-item>
        <text:list-item>
          <text:p text:style-name="P18">set the <text:span text:style-name="Class_20_Variables">name</text:span> class property to <text:span text:style-name="Class_20_Variables">name</text:span>;</text:p>
        </text:list-item>
        <text:list-item>
          <text:p text:style-name="P18">pass the <text:span text:style-name="Class_20_Variables">name</text:span> class property to the <text:span text:style-name="Class_20_Variables">classInstance</text:span> method;</text:p>
        </text:list-item>
        <text:list-item>
          <text:p text:style-name="P18">return the result.</text:p>
          <text:p text:style-name="P20"/>
        </text:list-item>
      </text:list>
      <text:p text:style-name="P14">Implementation</text:p>
      <text:p text:style-name="Method_20_Body"/>
      <text:p text:style-name="Method_20_Code_20_Listing"><text:span text:style-name="T4">/**</text:span></text:p>
      <text:p text:style-name="P9"><text:s/>* removeAll</text:p>
      <text:p text:style-name="P9"><text:s/>*</text:p>
      <text:p text:style-name="P9"><text:s/>* delete all entries from the queue</text:p>
      <text:p text:style-name="P9"><text:s/>* <text:span text:style-name="T3">@param</text:span> string $name = (optional) name of the new queue, null to keep current name</text:p>
      <text:p text:style-name="P9"><text:s/>* <text:span text:style-name="T3">@return</text:span> object $instance</text:p>
      <text:p text:style-name="P9"><text:s/>*/</text:p>
      <text:p text:style-name="P9">public static function removeAll($name=null)</text:p>
      <text:p text:style-name="P9">{</text:p>
      <text:p text:style-name="P9"><text:tab/>self::$instance = null;</text:p>
      <text:p text:style-name="P9"><text:tab/>if ($name)</text:p>
      <text:p text:style-name="P9"><text:tab/>{</text:p>
      <text:p text:style-name="P9"><text:tab/><text:tab/>self::$name = $name;</text:p>
      <text:p text:style-name="P9"><text:tab/>}</text:p>
      <text:p text:style-name="P9"/>
      <text:p text:style-name="P9"><text:tab/>return self::classInstance(self::$name);</text:p>
      <text:p text:style-name="P9"><text:span text:style-name="T14">}</text:span></text:p>
      <text:p text:style-name="Method_20_Body"/>
      <text:p text:style-name="P14">Narrative</text:p>
      <text:p text:style-name="Coding_20_Body"/>
      <text:p text:style-name="Method_20_Body">The <text:span text:style-name="Class_20_Variables">$instance</text:span> static class property is set to null, causing the current instance of the <text:span text:style-name="Class_20_Variables">Stack\Queue</text:span> class to be destroyed.</text:p>
      <text:p text:style-name="Method_20_Body"/>
      <text:p text:style-name="Method_20_Body">If the <text:span text:style-name="Class_20_Variables">$name</text:span> parameter is not null, the <text:span text:style-name="Class_20_Variables">$name</text:span> parameter is stored in the <text:span text:style-name="Class_20_Variables">$name</text:span> static class property.</text:p>
      <text:p text:style-name="Method_20_Body"/>
      <text:p text:style-name="Method_20_Body">The <text:span text:style-name="Class_20_Variables">$name</text:span> static class property is passed to the <text:span text:style-name="Class_20_Variables">classInstance</text:span> static method and the result is returned.</text:p>
      <text:p text:style-name="Method_20_Body"/>
      <text:p text:style-name="Method_20_Body"/>
      <text:h text:style-name="P16" text:outline-level="5"><text:bookmark-start text:name="isEmpty"/>isEmpty<text:bookmark-end text:name="isEmpty"/></text:h>
      <text:p text:style-name="Coding_20_Body"/>
      <text:p text:style-name="Method_20_Body">Returns true if the queue is empty, false if it still contains items.</text:p>
      <text:p text:style-name="Coding_20_Body"/>
      <text:p text:style-name="P14">Algorithm</text:p>
      <text:list xml:id="list1418790799" text:continue-list="list1222526420" text:style-name="L2">
        <text:list-item text:start-value="1">
          <text:p text:style-name="P18">Call the <text:span text:style-name="Class_20_Variables">isEmpty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isEmpty</text:p>
      <text:p text:style-name="P9"><text:s/>*</text:p>
      <text:p text:style-name="P9"><text:s/>* return true if the queue is empty, false if it still contains items</text:p>
      <text:p text:style-name="P9"><text:s/>* <text:span text:style-name="T3">@return</text:span> boolean $emptyStatus</text:p>
      <text:p text:style-name="P9"><text:s/>*/</text:p>
      <text:p text:style-name="P9">public static function isEmpty()</text:p>
      <text:p text:style-name="P9">{</text:p>
      <text:p text:style-name="P9"><text:tab/>return self::instance()-&gt;isEmpty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isEmpty</text:span> method, and the result is returned.</text:p>
      <text:p text:style-name="Coding_20_Body"/>
      <text:p text:style-name="Method_20_Body"/>
      <text:h text:style-name="P16" text:outline-level="5"><text:bookmark-start text:name="mode"/>mode<text:bookmark-end text:name="mode"/></text:h>
      <text:p text:style-name="Method_20_Body"/>
      <text:p text:style-name="Method_20_Body">Returns, and optionally sets, the iterator mode.</text:p>
      <text:p text:style-name="Coding_20_Body"/>
      <text:p text:style-name="P14">Algorithm</text:p>
      <text:list xml:id="list1168876935" text:continue-list="list1418790799" text:style-name="L2">
        <text:list-item text:start-value="1">
          <text:p text:style-name="P18">Accept <text:span text:style-name="Class_20_Variables">mode</text:span> as an optional integer containing the mode to set;</text:p>
        </text:list-item>
        <text:list-item>
          <text:p text:style-name="P18">pass <text:span text:style-name="Class_20_Variables">mode</text:span> to the <text:span text:style-name="Class_20_Variables">mode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mode</text:p>
      <text:p text:style-name="P9"><text:s/>*</text:p>
      <text:p text:style-name="P9"><text:s/>* set/get the current iterator mode</text:p>
      <text:p text:style-name="P9"><text:s/>* <text:span text:style-name="T3">@param</text:span> integer $mode = (optional) mode to set, null to query only</text:p>
      <text:p text:style-name="P9"><text:s/>* <text:span text:style-name="T3">@return</text:span> integer $mode</text:p>
      <text:p text:style-name="P9"><text:s/>* <text:span text:style-name="T3">@throws</text:span> RuntimeException</text:p>
      <text:p text:style-name="P9"><text:s/>*/</text:p>
      <text:p text:style-name="P9">public static function mode($mode=null)</text:p>
      <text:p text:style-name="P9">{</text:p>
      <text:p text:style-name="P9"><text:tab/>return self::instance()-&gt;mode($mode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mode</text:span> static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7">$mode</text:p>
          </table:table-cell>
          <table:table-cell table:style-name="Table6.B2" office:value-type="string">
            <text:p text:style-name="P2">Mode to set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call the <text:span text:style-name="Class_20_Variables">mode</text:span> method, passing the <text:span text:style-name="Class_20_Variables">$mode</text:span> parameter, and the result is returned.</text:p>
      <text:p text:style-name="Coding_20_Body"/>
      <text:p text:style-name="Coding_20_Body"/>
      <text:h text:style-name="P16" text:outline-level="5"><text:bookmark-start text:name="head"/>head<text:bookmark-end text:name="head"/></text:h>
      <text:p text:style-name="Coding_20_Body"/>
      <text:p text:style-name="Method_20_Body">Return the data from the queue head element.</text:p>
      <text:p text:style-name="Coding_20_Body"/>
      <text:p text:style-name="P14">Algorithm</text:p>
      <text:list xml:id="list988778169" text:continue-list="list1168876935" text:style-name="L2">
        <text:list-item text:start-value="1">
          <text:p text:style-name="P18">Call the <text:span text:style-name="Class_20_Variables">head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head</text:p>
      <text:p text:style-name="P9"><text:s/>*</text:p>
      <text:p text:style-name="P9"><text:s/>* return the data from the queue head item</text:p>
      <text:p text:style-name="P9"><text:s/>* <text:span text:style-name="T3">@return</text:span> mixed $data</text:p>
      <text:p text:style-name="P9"><text:s/>*/</text:p>
      <text:p text:style-name="P9">public static function head()</text:p>
      <text:p text:style-name="P9">{</text:p>
      <text:p text:style-name="P9"><text:tab/>return self::instance()-&gt;head();</text:p>
      <text:p text:style-name="P9">}</text:p>
      <text:p text:style-name="Coding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head</text:span> method and the result is returned.</text:p>
      <text:p text:style-name="Coding_20_Body"/>
      <text:p text:style-name="Coding_20_Body"/>
      <text:h text:style-name="P16" text:outline-level="5"><text:bookmark-start text:name="tail"/>tail<text:bookmark-end text:name="tail"/></text:h>
      <text:p text:style-name="Coding_20_Body"/>
      <text:p text:style-name="Method_20_Body">Returns the data from the queue tail element.</text:p>
      <text:p text:style-name="Coding_20_Body"/>
      <text:p text:style-name="P14">Algorithm</text:p>
      <text:list xml:id="list865841523" text:continue-list="list988778169" text:style-name="L2">
        <text:list-item text:start-value="1">
          <text:p text:style-name="P18">Call the <text:span text:style-name="Class_20_Variables">tail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tail</text:p>
      <text:p text:style-name="P9"><text:s/>*</text:p>
      <text:p text:style-name="P9"><text:s/>* return the data from the queue tail item</text:p>
      <text:p text:style-name="P9"><text:s/>* <text:span text:style-name="T3">@return</text:span> mixed $data</text:p>
      <text:p text:style-name="P9"><text:s/>*/</text:p>
      <text:p text:style-name="P9">public static function tail()</text:p>
      <text:p text:style-name="P9">{</text:p>
      <text:p text:style-name="P9"><text:tab/>return self::instance()-&gt;tail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tail</text:span> method and the result is returned.</text:p>
      <text:p text:style-name="Coding_20_Body"/>
      <text:p text:style-name="Coding_20_Body"/>
      <text:h text:style-name="P16" text:outline-level="5"><text:bookmark-start text:name="name"/>name<text:bookmark-end text:name="name"/></text:h>
      <text:p text:style-name="Coding_20_Body"/>
      <text:p text:style-name="Coding_20_Body">Returns, and optionally sets, the queue name.</text:p>
      <text:p text:style-name="Coding_20_Body"/>
      <text:p text:style-name="P14">Algorithm</text:p>
      <text:list xml:id="list1363779998" text:continue-list="list865841523" text:style-name="L2">
        <text:list-item text:start-value="1">
          <text:p text:style-name="P18">Accept <text:span text:style-name="Class_20_Variables">name</text:span> as an optional string containing the queue name;</text:p>
        </text:list-item>
        <text:list-item>
          <text:p text:style-name="P18">if <text:span text:style-name="Class_20_Variables">name</text:span> is null, goto step <text:span text:style-name="T3">5</text:span>;</text:p>
        </text:list-item>
        <text:list-item>
          <text:p text:style-name="P18">pass <text:span text:style-name="Class_20_Variables">name</text:span> to the <text:span text:style-name="Class_20_Variables">name</text:span> method of the <text:span text:style-name="Class_20_Variables">instance</text:span> class property;</text:p>
        </text:list-item>
        <text:list-item>
          <text:p text:style-name="P18">store the result in the <text:span text:style-name="Class_20_Variables">name</text:span> class property;</text:p>
        </text:list-item>
        <text:list-item>
          <text:p text:style-name="P18">return the <text:span text:style-name="Class_20_Variables">name</text:span> class property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name</text:p>
      <text:p text:style-name="P9"><text:s/>*</text:p>
      <text:p text:style-name="P9"><text:s/>* get/set the queue name</text:p>
      <text:p text:style-name="P9"><text:s/>* <text:span text:style-name="T3">@param</text:span> string $name = (optional) queue name, null to query only</text:p>
      <text:p text:style-name="P9"><text:s/>* <text:span text:style-name="T3">@return</text:span> string $name</text:p>
      <text:p text:style-name="P9"><text:s/>*/</text:p>
      <text:p text:style-name="P9">public static function name($name=null)</text:p>
      <text:p text:style-name="P9">{</text:p>
      <text:p text:style-name="Method_20_Code_20_Listing"><text:span text:style-name="T6"><text:tab/></text:span><text:span text:style-name="T4">if ($name !== null)</text:span></text:p>
      <text:p text:style-name="P9"><text:tab/>{</text:p>
      <text:p text:style-name="P9"><text:tab/><text:tab/>self::$name = self::instance()-&gt;name($name);</text:p>
      <text:p text:style-name="P9"><text:tab/>}</text:p>
      <text:p text:style-name="P9"/>
      <text:p text:style-name="P9"><text:tab/>return self::$name;</text:p>
      <text:p text:style-name="Method_20_Code_20_Listing">}</text:p>
      <text:p text:style-name="Coding_20_Body"/>
      <text:p text:style-name="P14">Narrative</text:p>
      <text:p text:style-name="Coding_20_Body"/>
      <text:p text:style-name="Method_20_Body">The <text:span text:style-name="Class_20_Variables">name</text:span> static method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arameter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7">$name</text:p>
          </table:table-cell>
          <table:table-cell table:style-name="Table7.B2" office:value-type="string">
            <text:p text:style-name="P2">The queue name.</text:p>
          </table:table-cell>
        </table:table-row>
      </table:table>
      <text:p text:style-name="Method_20_Body"/>
      <text:p text:style-name="Method_20_Body">If the <text:span text:style-name="Class_20_Variables">$name</text:span> parameter is not null,</text:p>
      <text:p text:style-name="Method_20_Body"/>
      <text:p text:style-name="P12">The <text:span text:style-name="Class_20_Variables">instance</text:span> static method is called and the resultant instance is used to call the <text:span text:style-name="Class_20_Variables">name</text:span> method, passing the <text:span text:style-name="Class_20_Variables">$name</text:span> parameter. <text:s/>The returned value is stored in the <text:span text:style-name="Class_20_Variables">$name</text:span> static class property.</text:p>
      <text:p text:style-name="P12"/>
      <text:p text:style-name="Method_20_Body">The <text:span text:style-name="Class_20_Variables">$name</text:span> static class property is returned.</text:p>
      <text:p text:style-name="Method_20_Body"/>
      <text:p text:style-name="Method_20_Body"/>
      <text:h text:style-name="P16" text:outline-level="5"><text:bookmark-start text:name="prev"/>prev<text:bookmark-end text:name="prev"/></text:h>
      <text:p text:style-name="Coding_20_Body"/>
      <text:p text:style-name="Coding_20_Body">Set the queue key to the previous element.</text:p>
      <text:p text:style-name="Coding_20_Body"/>
      <text:p text:style-name="P14">Algorithm</text:p>
      <text:list xml:id="list760574173" text:continue-list="list1363779998" text:style-name="L2">
        <text:list-item text:start-value="1">
          <text:p text:style-name="P18">Call the <text:span text:style-name="Class_20_Variables">prev</text:span> method of the <text:span text:style-name="Class_20_Variables">instance</text:span> class property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prev</text:p>
      <text:p text:style-name="P9"><text:s/>*</text:p>
      <text:p text:style-name="P9"><text:s/>* set the key to the previous queue item</text:p>
      <text:p text:style-name="P9"><text:s/>*/</text:p>
      <text:p text:style-name="P9">public static function prev()</text:p>
      <text:p text:style-name="P9">{</text:p>
      <text:p text:style-name="P9"><text:tab/>self::instance()-&gt;prev();</text:p>
      <text:p text:style-name="P9">}</text:p>
      <text:p text:style-name="Coding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prev</text:span> method.</text:p>
      <text:p text:style-name="Coding_20_Body"/>
      <text:p text:style-name="Coding_20_Body"/>
      <text:p text:style-name="Coding_20_Body"/>
      <text:h text:style-name="P16" text:outline-level="5"><text:bookmark-start text:name="queueArray"/>queueArray<text:bookmark-end text:name="queueArray"/></text:h>
      <text:p text:style-name="Coding_20_Body"/>
      <text:p text:style-name="Method_20_Body">Assembles the queue contents into an array object and returns the array.</text:p>
      <text:p text:style-name="Coding_20_Body"/>
      <text:p text:style-name="P14">Algorithm</text:p>
      <text:list xml:id="list1030625713" text:continue-list="list760574173" text:style-name="L2">
        <text:list-item text:start-value="1">
          <text:p text:style-name="P18">Call the <text:span text:style-name="Class_20_Variables">queueArray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queueArray</text:p>
      <text:p text:style-name="P9"><text:s/>*</text:p>
      <text:p text:style-name="P9"><text:s/>* Assemble the queue contents into an array</text:p>
      <text:p text:style-name="P9"><text:s/>* <text:span text:style-name="T3">@return</text:span> array $queueArray</text:p>
      <text:p text:style-name="P9"><text:s/>*/</text:p>
      <text:p text:style-name="P9">public static function queueArray()</text:p>
      <text:p text:style-name="P9">{</text:p>
      <text:p text:style-name="Method_20_Code_20_Listing"><text:tab/><text:span text:style-name="T15">return self::instance()-&gt;queueArray();</text:span></text:p>
      <text:p text:style-name="Method_20_Code_20_Listing">}</text:p>
      <text:p text:style-name="Coding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queueArray</text:span> method and the result is returned.</text:p>
      <text:p text:style-name="Coding_20_Body"/>
      <text:p text:style-name="Coding_20_Body"/>
      <text:h text:style-name="P16" text:outline-level="5"><text:bookmark-start text:name="count"/>count<text:bookmark-end text:name="count"/></text:h>
      <text:p text:style-name="Coding_20_Body"/>
      <text:p text:style-name="Coding_20_Body">Returns the number of elements in the queue.</text:p>
      <text:p text:style-name="Coding_20_Body"/>
      <text:p text:style-name="P14">Algorithm</text:p>
      <text:list xml:id="list39274633" text:continue-list="list1030625713" text:style-name="L2">
        <text:list-item text:start-value="1">
          <text:p text:style-name="P18">Call the <text:span text:style-name="Class_20_Variables">count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count</text:p>
      <text:p text:style-name="P9"><text:s/>*</text:p>
      <text:p text:style-name="P9"><text:s/>* return the number queue entries</text:p>
      <text:p text:style-name="P9"><text:s/>* <text:span text:style-name="T3">@return</text:span> integer $entries</text:p>
      <text:p text:style-name="P9"><text:s/>*/</text:p>
      <text:p text:style-name="P9">public function count()</text:p>
      <text:p text:style-name="P9">{</text:p>
      <text:p text:style-name="Method_20_Code_20_Listing"><text:span text:style-name="T4"><text:tab/>return </text:span><text:span text:style-name="T5">self::instance()-&gt;</text:span><text:span text:style-name="T4">count();</text:span></text:p>
      <text:p text:style-name="P9">}</text:p>
      <text:p text:style-name="Coding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count</text:span> method and the result is returned.</text:p>
      <text:p text:style-name="Coding_20_Body"/>
      <text:h text:style-name="P16" text:outline-level="5"><text:bookmark-start text:name="current"/>current<text:bookmark-end text:name="current"/></text:h>
      <text:p text:style-name="Coding_20_Body"/>
      <text:p text:style-name="Method_20_Body">Returns the current queue element.</text:p>
      <text:p text:style-name="Coding_20_Body"/>
      <text:p text:style-name="P14">Algorithm</text:p>
      <text:list xml:id="list163913945" text:continue-list="list39274633" text:style-name="L2">
        <text:list-item text:start-value="1">
          <text:p text:style-name="P18">Call the <text:span text:style-name="Class_20_Variables">current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current</text:p>
      <text:p text:style-name="P9"><text:s/>*</text:p>
      <text:p text:style-name="P9"><text:s/>* get the current queue node's data</text:p>
      <text:p text:style-name="P9"><text:s/>* <text:span text:style-name="T3">@return</text:span> mixed $data</text:p>
      <text:p text:style-name="P9"><text:s/>*/</text:p>
      <text:p text:style-name="P9">public function current()</text:p>
      <text:p text:style-name="P9">{</text:p>
      <text:p text:style-name="P9"><text:tab/>return self::instance()&gt;current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current</text:span> method and the result is returned.</text:p>
      <text:p text:style-name="Coding_20_Body"/>
      <text:p text:style-name="Method_20_Body"/>
      <text:p text:style-name="Method_20_Body"/>
      <text:h text:style-name="P16" text:outline-level="5"><text:bookmark-start text:name="key"/>key<text:bookmark-end text:name="key"/></text:h>
      <text:p text:style-name="Method_20_Body"/>
      <text:p text:style-name="Method_20_Body">Returns the location of the current element.</text:p>
      <text:p text:style-name="Coding_20_Body"/>
      <text:p text:style-name="P14">Algorithm</text:p>
      <text:list xml:id="list991911282" text:continue-list="list163913945" text:style-name="L2">
        <text:list-item text:start-value="1">
          <text:p text:style-name="P18">Call the <text:span text:style-name="Class_20_Variables">key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key</text:p>
      <text:p text:style-name="P9"><text:s/>*</text:p>
      <text:p text:style-name="P9"><text:s/>* get the current queue node index</text:p>
      <text:p text:style-name="P9"><text:s/>* <text:span text:style-name="T3">@return</text:span> mixed $key</text:p>
      <text:p text:style-name="P9"><text:s/>*/</text:p>
      <text:p text:style-name="P9">public function key()</text:p>
      <text:p text:style-name="P9">{</text:p>
      <text:p text:style-name="P9"><text:tab/>return self::instance()-&gt;key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key</text:span> method and the result is returned.</text:p>
      <text:p text:style-name="Method_20_Body"><text:line-break/></text:p>
      <text:h text:style-name="P16" text:outline-level="5"><text:bookmark-start text:name="next"/>next<text:bookmark-end text:name="next"/></text:h>
      <text:p text:style-name="Method_20_Body"/>
      <text:p text:style-name="Method_20_Body">Move the queue key to the next element.</text:p>
      <text:p text:style-name="Coding_20_Body"/>
      <text:p text:style-name="P14">Algorithm</text:p>
      <text:list xml:id="list1767987833" text:continue-list="list991911282" text:style-name="L2">
        <text:list-item text:start-value="1">
          <text:p text:style-name="P18">Call the <text:span text:style-name="Class_20_Variables">next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next</text:p>
      <text:p text:style-name="P9"><text:s/>*</text:p>
      <text:p text:style-name="P9"><text:s/>* set the key to the next queue item</text:p>
      <text:p text:style-name="P9"><text:s/>*/</text:p>
      <text:p text:style-name="P9">public function next()</text:p>
      <text:p text:style-name="P9">{</text:p>
      <text:p text:style-name="P9"><text:tab/>self::instance()-&gt;next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next</text:span> method.</text:p>
      <text:p text:style-name="Coding_20_Body"/>
      <text:p text:style-name="Coding_20_Body"/>
      <text:h text:style-name="P16" text:outline-level="5"><text:bookmark-start text:name="rewind"/>rewind<text:bookmark-end text:name="rewind"/></text:h>
      <text:p text:style-name="Coding_20_Body"/>
      <text:p text:style-name="Method_20_Body">Move the key to the HEAD of the queue.</text:p>
      <text:p text:style-name="Coding_20_Body"/>
      <text:p text:style-name="P14">Algorithm</text:p>
      <text:list xml:id="list282001385" text:continue-list="list1767987833" text:style-name="L2">
        <text:list-item text:start-value="1">
          <text:p text:style-name="P18">Call the <text:span text:style-name="Class_20_Variables">rewind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rewind</text:p>
      <text:p text:style-name="P9"><text:s/>*</text:p>
      <text:p text:style-name="P9"><text:s/>* set the key to the HEAD of the queue</text:p>
      <text:p text:style-name="P9"><text:s/>*/</text:p>
      <text:p text:style-name="P9">public function rewind()</text:p>
      <text:p text:style-name="P9">{</text:p>
      <text:p text:style-name="P9"><text:tab/>self::instance()-&gt;rewind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rewind</text:span> method.</text:p>
      <text:p text:style-name="Coding_20_Body"/>
      <text:p text:style-name="Method_20_Body"/>
      <text:h text:style-name="P16" text:outline-level="5"><text:bookmark-start text:name="valid"/>valid<text:bookmark-end text:name="valid"/></text:h>
      <text:p text:style-name="Method_20_Body"/>
      <text:p text:style-name="Method_20_Body">Returns the validity of the current queue key.</text:p>
      <text:p text:style-name="Coding_20_Body"/>
      <text:p text:style-name="P14">Algorithm</text:p>
      <text:list xml:id="list1185264792" text:continue-list="list282001385" text:style-name="L2">
        <text:list-item text:start-value="1">
          <text:p text:style-name="P18">Call the <text:span text:style-name="Class_20_Variables">valid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valid</text:p>
      <text:p text:style-name="P9"><text:s/>*</text:p>
      <text:p text:style-name="P9"><text:s/>* query validity of the current node</text:p>
      <text:p text:style-name="P9"><text:s/>* <text:span text:style-name="T3">@return</text:span> boolean $valid = true if key is valid, false if it is not</text:p>
      <text:p text:style-name="P9"><text:s/>*/</text:p>
      <text:p text:style-name="P9">public function valid()</text:p>
      <text:p text:style-name="P9">{</text:p>
      <text:p text:style-name="P9"><text:tab/>return self::instance()-&gt;valid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valid</text:span> method and the result is returned.</text:p>
      <text:p text:style-name="Coding_20_Body"/>
      <text:h text:style-name="P16" text:outline-level="5"><text:bookmark-start text:name="offsetSet"/>offsetSet<text:bookmark-end text:name="offsetSet"/></text:h>
      <text:p text:style-name="Method_20_Body"/>
      <text:p text:style-name="Method_20_Body">Set the queue element at the specified offset to the provided value.</text:p>
      <text:p text:style-name="Coding_20_Body"/>
      <text:p text:style-name="P14">Algorithm</text:p>
      <text:list xml:id="list1840841833" text:continue-list="list1185264792" text:style-name="L2">
        <text:list-item text:start-value="1">
          <text:p text:style-name="P18">Accept <text:span text:style-name="Class_20_Variables">offset</text:span> as an integer offset to the queue location to set;</text:p>
        </text:list-item>
        <text:list-item>
          <text:p text:style-name="P18">accept <text:span text:style-name="Class_20_Variables">value</text:span> as a mixed variable containing the value to set;</text:p>
        </text:list-item>
        <text:list-item>
          <text:p text:style-name="P18">pass <text:span text:style-name="Class_20_Variables">offset</text:span> and <text:span text:style-name="Class_20_Variables">value</text:span> to the <text:span text:style-name="Class_20_Variables">offsetSet</text:span> method of the <text:span text:style-name="Class_20_Variables">instance</text:span> class property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offsetSet</text:p>
      <text:p text:style-name="P9"><text:s/>*</text:p>
      <text:p text:style-name="P9"><text:s/>* Set the queue at the specified offset to the provided value.</text:p>
      <text:p text:style-name="P9"><text:s/>* <text:span text:style-name="T3">@param</text:span> integer $offset = offset to queue location to set</text:p>
      <text:p text:style-name="P9"><text:s/>* <text:span text:style-name="T3">@param</text:span> mixed $value = value to set queue at $offset to</text:p>
      <text:p text:style-name="P9"><text:s/>*/</text:p>
      <text:p text:style-name="P9">public function offsetSet($offset, $value)</text:p>
      <text:p text:style-name="P9">{</text:p>
      <text:p text:style-name="P9"><text:tab/>self::instance()-&gt;offsetSet($offset, $value);</text:p>
      <text:p text:style-name="P9">}</text:p>
      <text:p text:style-name="Coding_20_Body"/>
      <text:p text:style-name="P14">Narrative</text:p>
      <text:p text:style-name="Coding_20_Body"/>
      <text:p text:style-name="Method_20_Body">The <text:span text:style-name="Class_20_Variables">offsetSet</text:span> method expects two mandatory parameters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arameter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P7">$offset</text:p>
          </table:table-cell>
          <table:table-cell table:style-name="Table8.B2" office:value-type="string">
            <text:p text:style-name="P2">The offset to the queue location to be set.</text:p>
          </table:table-cell>
        </table:table-row>
        <table:table-row>
          <table:table-cell table:style-name="Table8.A2" office:value-type="string">
            <text:p text:style-name="P7">$value</text:p>
          </table:table-cell>
          <table:table-cell table:style-name="Table8.B2" office:value-type="string">
            <text:p text:style-name="P2">The value to set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pass the <text:span text:style-name="Class_20_Variables">$offset</text:span> and <text:span text:style-name="Class_20_Variables">$value</text:span> parameters to the <text:span text:style-name="Class_20_Variables">offsetSet</text:span> method.</text:p>
      <text:p text:style-name="Method_20_Body"/>
      <text:p text:style-name="Coding_20_Body"/>
      <text:h text:style-name="P16" text:outline-level="5"><text:bookmark-start text:name="offsetExists"/>offsetExists<text:bookmark-end text:name="offsetExists"/></text:h>
      <text:p text:style-name="Coding_20_Body"/>
      <text:p text:style-name="Coding_20_Body">Returns true if an element exists at the given offset in the queue.</text:p>
      <text:p text:style-name="Coding_20_Body"/>
      <text:p text:style-name="P14">Algorithm</text:p>
      <text:list xml:id="list2142118558" text:continue-list="list1840841833" text:style-name="L2">
        <text:list-item text:start-value="1">
          <text:p text:style-name="P18">Accept <text:span text:style-name="Class_20_Variables">offset</text:span> as an integer offset to the queue location to check;</text:p>
        </text:list-item>
        <text:list-item>
          <text:p text:style-name="P18">pass <text:span text:style-name="Class_20_Variables">offset</text:span> to the <text:span text:style-name="Class_20_Variables">offsetExists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offsetExists</text:p>
      <text:p text:style-name="P9"><text:s/>*</text:p>
      <text:p text:style-name="P9"><text:s/>* return true if a value exists at queue location $offset</text:p>
      <text:p text:style-name="P9"><text:s/>* <text:span text:style-name="T3">@param</text:span> integer $offset = offset location to check</text:p>
      <text:p text:style-name="P9"><text:s/>* <text:span text:style-name="T3">@return</text:span> boolean true = exists, false = doesn't exist</text:p>
      <text:p text:style-name="P9"><text:s/>*/</text:p>
      <text:p text:style-name="P9">public function offsetExists($offset)</text:p>
      <text:p text:style-name="P9">{</text:p>
      <text:p text:style-name="P9"><text:tab/>return self::instance()-&gt;offsetExists($offset);</text:p>
      <text:p text:style-name="P9">}</text:p>
      <text:p text:style-name="Coding_20_Body"/>
      <text:p text:style-name="P14">Narrative</text:p>
      <text:p text:style-name="Coding_20_Body"/>
      <text:p text:style-name="Method_20_Body">The <text:span text:style-name="Class_20_Variables">offsetExists</text:span> method expects a single, mandatory parameters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Parameter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P7">$offset</text:p>
          </table:table-cell>
          <table:table-cell table:style-name="Table9.B2" office:value-type="string">
            <text:p text:style-name="P2">The offset to the queue location to be check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pass the <text:span text:style-name="Class_20_Variables">$offset</text:span> parameter to the <text:span text:style-name="Class_20_Variables">offsetExists</text:span> method, and the result is returned.</text:p>
      <text:p text:style-name="Coding_20_Body"/>
      <text:p text:style-name="Coding_20_Body"/>
      <text:h text:style-name="P16" text:outline-level="5"><text:bookmark-start text:name="offsetUnset"/>offsetUnset<text:bookmark-end text:name="offsetUnset"/></text:h>
      <text:p text:style-name="Coding_20_Body"/>
      <text:p text:style-name="Method_20_Body">Unset (delete) the element at the specified offset.</text:p>
      <text:p text:style-name="Coding_20_Body"/>
      <text:p text:style-name="P14">Algorithm</text:p>
      <text:list xml:id="list1897049086" text:continue-list="list2142118558" text:style-name="L2">
        <text:list-item text:start-value="1">
          <text:p text:style-name="P18">Accept <text:span text:style-name="Class_20_Variables">offset</text:span> as an integer offset to the queue location to delete;</text:p>
        </text:list-item>
        <text:list-item>
          <text:p text:style-name="P18">pass <text:span text:style-name="Class_20_Variables">offset</text:span> to the <text:span text:style-name="Class_20_Variables">offsetUnset</text:span> method of the <text:span text:style-name="Class_20_Variables">instance</text:span> class property;</text:p>
        </text:list-item>
        <text:list-item>
          <text:p text:style-name="P18">exi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offsetUnset</text:p>
      <text:p text:style-name="P9"><text:s/>*</text:p>
      <text:p text:style-name="P9"><text:s/>* Unset the entry at queue location $offset</text:p>
      <text:p text:style-name="P9"><text:s/>* <text:span text:style-name="T3">@param</text:span> integer $offset = location to unset</text:p>
      <text:p text:style-name="P9"><text:s/>*/</text:p>
      <text:p text:style-name="P9">public function offsetUnset($offset)</text:p>
      <text:p text:style-name="P9">{</text:p>
      <text:p text:style-name="P9"><text:tab/>self::instance()-&gt;offsetUnset($offset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offsetUnset</text:span> method expects a single, mandatory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7">$offset</text:p>
          </table:table-cell>
          <table:table-cell table:style-name="Table10.B2" office:value-type="string">
            <text:p text:style-name="P2">The offset to the queue location to be check.</text:p>
          </table:table-cell>
        </table:table-row>
      </table:table>
      <text:p text:style-name="Method_20_Body"/>
      <text:p text:style-name="Method_20_Body">The <text:span text:style-name="Class_20_Variables">instance</text:span> static method is called and the resultant instance is used to pass the <text:span text:style-name="Class_20_Variables">$offset</text:span> parameter to the <text:span text:style-name="Class_20_Variables">offsetUnset</text:span> method, and the result is returned.</text:p>
      <text:p text:style-name="Coding_20_Body"/>
      <text:p text:style-name="Method_20_Body"/>
      <text:h text:style-name="P16" text:outline-level="5"><text:bookmark-start text:name="offsetGet"/>offsetGet<text:bookmark-end text:name="offsetGet"/></text:h>
      <text:p text:style-name="Method_20_Body"/>
      <text:p text:style-name="Method_20_Body">Returns the queue element at the specified offset.</text:p>
      <text:p text:style-name="Coding_20_Body"/>
      <text:p text:style-name="P14">Algorithm</text:p>
      <text:list xml:id="list429320702" text:continue-list="list1897049086" text:style-name="L2">
        <text:list-item text:start-value="1">
          <text:p text:style-name="P18">Accept <text:span text:style-name="Class_20_Variables">offset</text:span> as an integer offset to the queue location to get;</text:p>
        </text:list-item>
        <text:list-item>
          <text:p text:style-name="P18">pass <text:span text:style-name="Class_20_Variables">offset</text:span> to the <text:span text:style-name="Class_20_Variables">offsetGet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offsetGet</text:p>
      <text:p text:style-name="P9"><text:s/>*</text:p>
      <text:p text:style-name="P9"><text:s/>* Get value at the specified $offset</text:p>
      <text:p text:style-name="P9"><text:s/>* <text:span text:style-name="T3">@param</text:span> integer $offset = offset in the queue to fetch value from</text:p>
      <text:p text:style-name="P9"><text:s/>* <text:span text:style-name="T3">@return</text:span> mixed $queue[$offset]</text:p>
      <text:p text:style-name="P9"><text:s/>*/</text:p>
      <text:p text:style-name="P9">public function offsetGet($offset)</text:p>
      <text:p text:style-name="P9">{</text:p>
      <text:p text:style-name="P9"><text:tab/>return self::instance()-&gt;offsetGet($offset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pass the <text:span text:style-name="Class_20_Variables">$offset</text:span> parameter to the <text:span text:style-name="Class_20_Variables">offsetGet</text:span> method and the result is returned.</text:p>
      <text:p text:style-name="Coding_20_Body"/>
      <text:p text:style-name="Method_20_Body"/>
      <text:p text:style-name="Method_20_Body"/>
      <text:h text:style-name="P16" text:outline-level="5"><text:bookmark-start text:name="__toString"/>__toString<text:bookmark-end text:name="__toString"/></text:h>
      <text:p text:style-name="Method_20_Body"/>
      <text:p text:style-name="Method_20_Body"><text:s/>Return the queue as a printable string.</text:p>
      <text:p text:style-name="Coding_20_Body"/>
      <text:p text:style-name="P14">Algorithm</text:p>
      <text:list xml:id="list1512603717" text:continue-list="list429320702" text:style-name="L2">
        <text:list-item text:start-value="1">
          <text:p text:style-name="P18">Call the <text:span text:style-name="Class_20_Variables">__toString</text:span> method of the <text:span text:style-name="Class_20_Variables">instance</text:span> class property;</text:p>
        </text:list-item>
        <text:list-item>
          <text:p text:style-name="P18">return the result.</text:p>
        </text:list-item>
      </text:list>
      <text:p text:style-name="Method_20_Body"/>
      <text:p text:style-name="P14">Implementation</text:p>
      <text:p text:style-name="Method_20_Body"/>
      <text:p text:style-name="P9">/**</text:p>
      <text:p text:style-name="P9"><text:s/>* __toString</text:p>
      <text:p text:style-name="P9"><text:s/>*</text:p>
      <text:p text:style-name="P9"><text:s/>* return the queue as a printable string</text:p>
      <text:p text:style-name="P9"><text:s/>* <text:span text:style-name="T3">@return</text:span> string $buffer</text:p>
      <text:p text:style-name="P9"><text:s/>*/</text:p>
      <text:p text:style-name="P9">public function __toString()</text:p>
      <text:p text:style-name="P9">{</text:p>
      <text:p text:style-name="P9"><text:tab/>return self::instance()-&gt;__toString();</text:p>
      <text:p text:style-name="P9">}</text:p>
      <text:p text:style-name="Method_20_Body"/>
      <text:p text:style-name="P14">Narrative</text:p>
      <text:p text:style-name="Coding_20_Body"/>
      <text:p text:style-name="Method_20_Body">The <text:span text:style-name="Class_20_Variables">instance</text:span> static method is called and the resultant instance is used to call the <text:span text:style-name="Class_20_Variables">__toString</text:span> method and the result is returned.</text:p>
      <text:p text:style-name="Coding_20_Body"/>
      <text:h text:style-name="P15" text:outline-level="3">Source Listing</text:h>
      <text:p text:style-name="Coding_20_Body"/>
      <text:p text:style-name="P4">&lt;?php</text:p>
      <text:p text:style-name="P4">namespace Library;</text:p>
      <text:p text:style-name="P4">use Library\Error;</text:p>
      <text:p text:style-name="P4"/>
      <text:p text:style-name="P4">/*</text:p>
      <text:p text:style-name="P4"><text:s/>* <text:tab/><text:tab/>Queue is copyright © 2012, 2013. EarthWalk Software.</text:p>
      <text:p text:style-name="P4"><text:s/>* <text:tab/><text:tab/>Licensed under the Academic Free License version 3.0.</text:p>
      <text:p text:style-name="P13"><text:s/>* <text:tab/><text:tab/>Refer to the file named License.txt provided with the source, </text:p>
      <text:p text:style-name="P13"><text:s/>*<text:tab/><text:tab/> <text:s text:c="2"/>or from http://opensource.org/licenses/academic.php</text:p>
      <text:p text:style-name="P4"><text:s/>*/</text:p>
      <text:p text:style-name="P4">/**</text:p>
      <text:p text:style-name="P4"><text:s/>* Queue.</text:p>
      <text:p text:style-name="P4"><text:s/>*</text:p>
      <text:p text:style-name="P13"><text:s/>* Queue class implements the functions of a FIFO stack, or queue, </text:p>
      <text:p text:style-name="P13"><text:s/>* <text:s text:c="6"/>in the SplQueue structure.</text:p>
      <text:p text:style-name="P4"><text:s/>* <text:span text:style-name="T3">@author</text:span> Jay Wheeler.</text:p>
      <text:p text:style-name="P4"><text:s/>* <text:span text:style-name="T3">@version</text:span> 1.0</text:p>
      <text:p text:style-name="P4"><text:s/>* <text:span text:style-name="T3">@copyright</text:span> © 2012, 2013. EarthWalk Software.</text:p>
      <text:p text:style-name="P4"><text:s/>* <text:span text:style-name="T3">@license</text:span> Licensed under the Academic Free License version 3.0.</text:p>
      <text:p text:style-name="P4"><text:s/>* <text:span text:style-name="T3">@package</text:span> Stack.</text:p>
      <text:p text:style-name="P4"><text:s/>*/</text:p>
      <text:p text:style-name="P4">class Queue implements \Countable, \Iterator, \ArrayAccess</text:p>
      <text:p text:style-name="P4">{</text:p>
      <text:p text:style-name="P4"><text:tab/>/**</text:p>
      <text:p text:style-name="P4"><text:tab/> * instance</text:p>
      <text:p text:style-name="P4"><text:tab/> *</text:p>
      <text:p text:style-name="P4"><text:tab/> * Stack\Queue object</text:p>
      <text:p text:style-name="P4"><text:tab/> * <text:span text:style-name="T3">@var</text:span> object $instance</text:p>
      <text:p text:style-name="P4"><text:tab/> */</text:p>
      <text:p text:style-name="P4"><text:tab/>protected static<text:tab/>$instance=null;</text:p>
      <text:p text:style-name="P4"/>
      <text:p text:style-name="P4"><text:tab/>/**</text:p>
      <text:p text:style-name="P4"><text:tab/> * name</text:p>
      <text:p text:style-name="P4"><text:tab/> * </text:p>
      <text:p text:style-name="P4"><text:tab/> * The (optional) name of this stack.</text:p>
      <text:p text:style-name="P4"><text:tab/> * <text:span text:style-name="T3">@var</text:span> string $name</text:p>
      <text:p text:style-name="P4"><text:tab/> */</text:p>
      <text:p text:style-name="P4"><text:tab/>protected static<text:tab/>$name='';</text:p>
      <text:p text:style-name="P4"/>
      <text:p text:style-name="P4"><text:tab/>/**</text:p>
      <text:p text:style-name="P4"><text:tab/> * me</text:p>
      <text:p text:style-name="P4"><text:tab/> * </text:p>
      <text:p text:style-name="P4"><text:tab/> * This class instance</text:p>
      <text:p text:style-name="P4"><text:tab/> * <text:span text:style-name="T3">@var</text:span> object $me</text:p>
      <text:p text:style-name="P4"><text:tab/> */</text:p>
      <text:p text:style-name="P4"><text:tab/>protected static<text:tab/>$me=null;</text:p>
      <text:p text:style-name="P4"/>
      <text:p text:style-name="P4"/>
      <text:p text:style-name="P10"><text:tab/>/**</text:p>
      <text:p text:style-name="P4"><text:tab/> * __construct</text:p>
      <text:p text:style-name="P4"><text:tab/> *</text:p>
      <text:p text:style-name="P4"><text:tab/> * class constructor</text:p>
      <text:p text:style-name="P4"><text:tab/> * <text:span text:style-name="T3">@param</text:span> string $name = (optional) queue name</text:p>
      <text:p text:style-name="P4"><text:tab/> * <text:span text:style-name="T3">@return</text:span> Queue $instance</text:p>
      <text:p text:style-name="P4"><text:tab/> */</text:p>
      <text:p text:style-name="P4"><text:tab/>private function __construct($name=null)</text:p>
      <text:p text:style-name="P4"><text:tab/>{</text:p>
      <text:p text:style-name="P4"><text:tab/><text:tab/>self::$me = $this;</text:p>
      <text:p text:style-name="P4"><text:tab/><text:tab/>self::$instance = new Stack\Queue($name);</text:p>
      <text:p text:style-name="P4"><text:tab/><text:tab/>self::$name = $name;</text:p>
      <text:p text:style-name="P4"><text:tab/>}</text:p>
      <text:p text:style-name="P4"/>
      <text:p text:style-name="P4"><text:tab/>/**</text:p>
      <text:p text:style-name="P4"><text:tab/> * __destruct</text:p>
      <text:p text:style-name="P4"><text:tab/> *</text:p>
      <text:p text:style-name="P4"><text:tab/> * class destructor</text:p>
      <text:p text:style-name="P4"><text:tab/> * <text:span text:style-name="T3">@return</text:span> null</text:p>
      <text:p text:style-name="P4"><text:tab/> */</text:p>
      <text:p text:style-name="P4"><text:tab/>public function __destruct()</text:p>
      <text:p text:style-name="P4"><text:tab/>{</text:p>
      <text:p text:style-name="P4"><text:tab/><text:tab/>self::$instance = null;</text:p>
      <text:p text:style-name="P4"><text:tab/>}</text:p>
      <text:p text:style-name="P4"/>
      <text:p text:style-name="P4"><text:tab/>/*</text:p>
      <text:p text:style-name="P4"><text:tab/> * classInstance</text:p>
      <text:p text:style-name="P4"><text:tab/> * </text:p>
      <text:p text:style-name="P4"><text:tab/> * The instance of this class</text:p>
      <text:p text:style-name="P4"><text:tab/> * @param string $name = (optional) queue name</text:p>
      <text:p text:style-name="P4"><text:tab/> * @return object Library\Queue object</text:p>
      <text:p text:style-name="P4"><text:tab/> */</text:p>
      <text:p text:style-name="P4"><text:tab/>public static function classInstance($name=null)</text:p>
      <text:p text:style-name="P4"><text:tab/>{</text:p>
      <text:p text:style-name="P4"><text:tab/><text:tab/>self::instance($name);</text:p>
      <text:p text:style-name="P4"><text:tab/><text:tab/>return self::$me;</text:p>
      <text:p text:style-name="P4"><text:tab/>}</text:p>
      <text:p text:style-name="P4"/>
      <text:p text:style-name="P4"><text:tab/>/**</text:p>
      <text:p text:style-name="P4"><text:tab/> * instance</text:p>
      <text:p text:style-name="P4"><text:tab/> *</text:p>
      <text:p text:style-name="P4"><text:tab/> * Return class instance, create new one if none exists.</text:p>
      <text:p text:style-name="P4"><text:tab/> * <text:span text:style-name="T3">@return</text:span> object $instance</text:p>
      <text:p text:style-name="P4"><text:tab/> */</text:p>
      <text:p text:style-name="P4"><text:tab/>protected static function instance($name=null)</text:p>
      <text:p text:style-name="P4"><text:tab/>{</text:p>
      <text:p text:style-name="P4"><text:tab/><text:tab/>if (! self::$instance)</text:p>
      <text:p text:style-name="P4"><text:tab/><text:tab/>{</text:p>
      <text:p text:style-name="P4"><text:tab/><text:tab/><text:tab/>new Queue($name);</text:p>
      <text:p text:style-name="P4"><text:tab/><text:tab/>}</text:p>
      <text:p text:style-name="P4"><text:tab/><text:tab/></text:p>
      <text:p text:style-name="P4"><text:tab/><text:tab/>return self::$instance;</text:p>
      <text:p text:style-name="P4"><text:tab/>}</text:p>
      <text:p text:style-name="P4"/>
      <text:p text:style-name="P4"/>
      <text:p text:style-name="P10"><text:tab/>/**</text:p>
      <text:p text:style-name="P4"><text:tab/> * add</text:p>
      <text:p text:style-name="P4"><text:tab/> *</text:p>
      <text:p text:style-name="P4"><text:tab/> * add data to the TAIL of the queue</text:p>
      <text:p text:style-name="P4"><text:tab/> * <text:span text:style-name="T3">@param</text:span> mixed $data = data to add to the queue structure</text:p>
      <text:p text:style-name="P4"><text:tab/> */</text:p>
      <text:p text:style-name="P4"><text:tab/>public static function add($data)</text:p>
      <text:p text:style-name="P4"><text:tab/>{</text:p>
      <text:p text:style-name="P4"><text:tab/><text:tab/>self::instance()-&gt;add($data);</text:p>
      <text:p text:style-name="P4"><text:tab/>}</text:p>
      <text:p text:style-name="P4"/>
      <text:p text:style-name="P4"><text:tab/>/**</text:p>
      <text:p text:style-name="P4"><text:tab/> * prepend</text:p>
      <text:p text:style-name="P4"><text:tab/> *</text:p>
      <text:p text:style-name="P4"><text:tab/> * add data to (in front of) the HEAD of the queue</text:p>
      <text:p text:style-name="P4"><text:tab/> * <text:span text:style-name="T3">@param</text:span> mixed $data = data to prepend</text:p>
      <text:p text:style-name="P4"><text:tab/> * <text:span text:style-name="T3">@return</text:span> null</text:p>
      <text:p text:style-name="P4"><text:tab/> */</text:p>
      <text:p text:style-name="P4"><text:tab/>public static function prepend($data)</text:p>
      <text:p text:style-name="P4"><text:tab/>{</text:p>
      <text:p text:style-name="P4"><text:tab/><text:tab/>self::instance()-&gt;prepend($data);</text:p>
      <text:p text:style-name="P4"><text:tab/>}</text:p>
      <text:p text:style-name="P4"/>
      <text:p text:style-name="P4"><text:tab/>/**</text:p>
      <text:p text:style-name="P4"><text:tab/> * remove</text:p>
      <text:p text:style-name="P4"><text:tab/> *</text:p>
      <text:p text:style-name="P4"><text:tab/> * remove data from the HEAD of the queue</text:p>
      <text:p text:style-name="P4"><text:tab/> * <text:span text:style-name="T3">@param</text:span> mixed $key = (optional) queue key to remove, null to remove the top</text:p>
      <text:p text:style-name="P4"><text:tab/> * <text:span text:style-name="T3">@return</text:span> mixed $data = data from the HEAD of the queue</text:p>
      <text:p text:style-name="P4"><text:tab/> * <text:span text:style-name="T3">@throws</text:span> Queue\Exception</text:p>
      <text:p text:style-name="P4"><text:tab/> */</text:p>
      <text:p text:style-name="P4"><text:tab/>public static function remove($key=null)</text:p>
      <text:p text:style-name="P4"><text:tab/>{</text:p>
      <text:p text:style-name="P4"><text:tab/><text:tab/>return self::instance()-&gt;remove($key);</text:p>
      <text:p text:style-name="P4"><text:tab/>}</text:p>
      <text:p text:style-name="P4"/>
      <text:p text:style-name="P4"><text:tab/>/**</text:p>
      <text:p text:style-name="P4"><text:tab/> * removeTail</text:p>
      <text:p text:style-name="P4"><text:tab/> *</text:p>
      <text:p text:style-name="P4"><text:tab/> * remove data from the TAIL of the queue</text:p>
      <text:p text:style-name="P4"><text:tab/> * <text:span text:style-name="T3">@return</text:span> mixed $data = data from the TAIL of the queue</text:p>
      <text:p text:style-name="P4"><text:tab/> * <text:span text:style-name="T3">@throws</text:span> Queue_Exception</text:p>
      <text:p text:style-name="P4"><text:tab/> */</text:p>
      <text:p text:style-name="P4"><text:tab/>public static function removeTail()</text:p>
      <text:p text:style-name="P4"><text:tab/>{</text:p>
      <text:p text:style-name="P4"><text:tab/><text:tab/>return self::instance()-&gt;removeTail();</text:p>
      <text:p text:style-name="P4"><text:tab/>}</text:p>
      <text:p text:style-name="P4"/>
      <text:p text:style-name="P4"/>
      <text:p text:style-name="P10"><text:tab/>/**</text:p>
      <text:p text:style-name="P4"><text:tab/> * removeAll</text:p>
      <text:p text:style-name="P4"><text:tab/> *</text:p>
      <text:p text:style-name="P4"><text:tab/> * delete all entries from the queue</text:p>
      <text:p text:style-name="P4"><text:tab/> * <text:span text:style-name="T3">@param</text:span> string $name = (optional) name of the new queue</text:p>
      <text:p text:style-name="P4"><text:tab/> * <text:span text:style-name="T3">@return</text:span> object $instance</text:p>
      <text:p text:style-name="P4"><text:tab/> */</text:p>
      <text:p text:style-name="P4"><text:tab/>public static function removeAll($name=null)</text:p>
      <text:p text:style-name="P4"><text:tab/>{</text:p>
      <text:p text:style-name="P4"><text:tab/><text:tab/>self::$instance = null;</text:p>
      <text:p text:style-name="P4"><text:tab/><text:tab/>if ($name)</text:p>
      <text:p text:style-name="P4"><text:tab/><text:tab/>{</text:p>
      <text:p text:style-name="P4"><text:tab/><text:tab/><text:tab/>self::$name = $name;</text:p>
      <text:p text:style-name="P4"><text:tab/><text:tab/>}</text:p>
      <text:p text:style-name="P4"/>
      <text:p text:style-name="P4"><text:tab/><text:tab/>return self::classInstance(self::$name);</text:p>
      <text:p text:style-name="P4"><text:tab/>}</text:p>
      <text:p text:style-name="P4"/>
      <text:p text:style-name="P4"><text:tab/>/**</text:p>
      <text:p text:style-name="P4"><text:tab/> * isEmpty</text:p>
      <text:p text:style-name="P4"><text:tab/> *</text:p>
      <text:p text:style-name="P4"><text:tab/> * return true if the queue is empty, false if it still contains items</text:p>
      <text:p text:style-name="P4"><text:tab/> * <text:span text:style-name="T3">@return</text:span> boolean $emptyStatus</text:p>
      <text:p text:style-name="P4"><text:tab/> */</text:p>
      <text:p text:style-name="P4"><text:tab/>public static function isEmpty()</text:p>
      <text:p text:style-name="P4"><text:tab/>{</text:p>
      <text:p text:style-name="P4"><text:tab/><text:tab/>return self::instance()-&gt;isEmpty();</text:p>
      <text:p text:style-name="P4"><text:tab/>}</text:p>
      <text:p text:style-name="P4"/>
      <text:p text:style-name="P4"><text:tab/>/**</text:p>
      <text:p text:style-name="P4"><text:tab/> * mode</text:p>
      <text:p text:style-name="P4"><text:tab/> *</text:p>
      <text:p text:style-name="P13"><text:tab/> * set/get the current iterator mode - either SplDoublyLinkedList::IT_MODE_KEEP or</text:p>
      <text:p text:style-name="P13"><text:tab/> * <text:s text:c="43"/>SplDoublyLinkedList::IT_MODE_DELETE</text:p>
      <text:p text:style-name="P4"><text:tab/> * <text:span text:style-name="T3">@param</text:span> integer $mode = (optional) mode to set, null to query only</text:p>
      <text:p text:style-name="P4"><text:tab/> * <text:span text:style-name="T3">@return</text:span> integer $mode</text:p>
      <text:p text:style-name="P4"><text:tab/> */</text:p>
      <text:p text:style-name="P4"><text:tab/>public static function mode($mode=null)</text:p>
      <text:p text:style-name="P4"><text:tab/>{</text:p>
      <text:p text:style-name="P4"><text:tab/><text:tab/>return self::instance()-&gt;mode($mode);</text:p>
      <text:p text:style-name="P4"><text:tab/>}</text:p>
      <text:p text:style-name="P4"/>
      <text:p text:style-name="P4"><text:tab/>/**</text:p>
      <text:p text:style-name="P4"><text:tab/> * head</text:p>
      <text:p text:style-name="P4"><text:tab/> *</text:p>
      <text:p text:style-name="P4"><text:tab/> * return the data from the queue head item</text:p>
      <text:p text:style-name="P4"><text:tab/> * <text:span text:style-name="T3">@return</text:span> mixed $data</text:p>
      <text:p text:style-name="P4"><text:tab/> */</text:p>
      <text:p text:style-name="P4"><text:tab/>public static function head()</text:p>
      <text:p text:style-name="P4"><text:tab/>{</text:p>
      <text:p text:style-name="P4"><text:tab/><text:tab/>return self::instance()-&gt;head();</text:p>
      <text:p text:style-name="P4"><text:tab/>}</text:p>
      <text:p text:style-name="P4"/>
      <text:p text:style-name="P4"/>
      <text:p text:style-name="P10"><text:tab/>/**</text:p>
      <text:p text:style-name="P4"><text:tab/> * tail</text:p>
      <text:p text:style-name="P4"><text:tab/> *</text:p>
      <text:p text:style-name="P4"><text:tab/> * return the data from the queue tail item</text:p>
      <text:p text:style-name="P4"><text:tab/> * <text:span text:style-name="T3">@return</text:span> mixed $data</text:p>
      <text:p text:style-name="P4"><text:tab/> */</text:p>
      <text:p text:style-name="P4"><text:tab/>public static function tail()</text:p>
      <text:p text:style-name="P4"><text:tab/>{</text:p>
      <text:p text:style-name="P4"><text:tab/><text:tab/>return self::instance()-&gt;tail();</text:p>
      <text:p text:style-name="P4"><text:tab/>}</text:p>
      <text:p text:style-name="P4"/>
      <text:p text:style-name="P4"><text:tab/>/**</text:p>
      <text:p text:style-name="P4"><text:tab/> * name</text:p>
      <text:p text:style-name="P4"><text:tab/> *</text:p>
      <text:p text:style-name="P4"><text:tab/> * get/set the queue name</text:p>
      <text:p text:style-name="P4"><text:tab/> * <text:span text:style-name="T3">@param</text:span> string $name = (optional) queue name, null to query only</text:p>
      <text:p text:style-name="P4"><text:tab/> * <text:span text:style-name="T3">@return</text:span> string $name</text:p>
      <text:p text:style-name="P4"><text:tab/> */</text:p>
      <text:p text:style-name="P4"><text:tab/>public static function name($name=null)</text:p>
      <text:p text:style-name="P4"><text:tab/>{</text:p>
      <text:p text:style-name="P4"><text:tab/><text:tab/>if ($name !== null)</text:p>
      <text:p text:style-name="P4"><text:tab/><text:tab/>{</text:p>
      <text:p text:style-name="P4"><text:tab/><text:tab/><text:tab/>self::$name = self::instance()-&gt;name($name);</text:p>
      <text:p text:style-name="P4"><text:tab/><text:tab/>}</text:p>
      <text:p text:style-name="P4"/>
      <text:p text:style-name="P4"><text:tab/><text:tab/>return self::$name;</text:p>
      <text:p text:style-name="P4"><text:tab/>}</text:p>
      <text:p text:style-name="P4"/>
      <text:p text:style-name="P4"><text:tab/>/**</text:p>
      <text:p text:style-name="P4"><text:tab/> * prev</text:p>
      <text:p text:style-name="P4"><text:tab/> *</text:p>
      <text:p text:style-name="P4"><text:tab/> * set the key to the previous queue item</text:p>
      <text:p text:style-name="P4"><text:tab/> */</text:p>
      <text:p text:style-name="P4"><text:tab/>public static function prev()</text:p>
      <text:p text:style-name="P4"><text:tab/>{</text:p>
      <text:p text:style-name="P4"><text:tab/><text:tab/>self::instance()-&gt;prev();</text:p>
      <text:p text:style-name="P4"><text:tab/>}</text:p>
      <text:p text:style-name="P4"/>
      <text:p text:style-name="P4"><text:tab/>/**</text:p>
      <text:p text:style-name="P4"><text:tab/> * queueArray</text:p>
      <text:p text:style-name="P4"><text:tab/> *</text:p>
      <text:p text:style-name="P4"><text:tab/> * Assemble the queue contents into an array</text:p>
      <text:p text:style-name="P4"><text:tab/> * <text:span text:style-name="T3">@return</text:span> array $queueArray</text:p>
      <text:p text:style-name="P4"><text:tab/> */</text:p>
      <text:p text:style-name="P4"><text:tab/>public static function queueArray()</text:p>
      <text:p text:style-name="P4"><text:tab/>{</text:p>
      <text:p text:style-name="P4"><text:tab/><text:tab/>return self::instance()-&gt;queueArray();</text:p>
      <text:p text:style-name="P4"><text:tab/>}</text:p>
      <text:p text:style-name="P4"/>
      <text:p text:style-name="P4"><text:tab/>/**</text:p>
      <text:p text:style-name="P4"><text:tab/> * count</text:p>
      <text:p text:style-name="P4"><text:tab/> *</text:p>
      <text:p text:style-name="P4"><text:tab/> * return the number queue entries</text:p>
      <text:p text:style-name="P4"><text:tab/> * <text:span text:style-name="T3">@return</text:span> integer $entries</text:p>
      <text:p text:style-name="P4"><text:tab/> */</text:p>
      <text:p text:style-name="P4"><text:tab/>public function count()</text:p>
      <text:p text:style-name="P4"><text:tab/>{</text:p>
      <text:p text:style-name="P4"><text:tab/><text:tab/>return self::instance()-&gt;count();</text:p>
      <text:p text:style-name="P4"><text:tab/>}</text:p>
      <text:p text:style-name="P4"/>
      <text:p text:style-name="P4"/>
      <text:p text:style-name="P10"><text:tab/>/**</text:p>
      <text:p text:style-name="P4"><text:tab/> * current</text:p>
      <text:p text:style-name="P4"><text:tab/> *</text:p>
      <text:p text:style-name="P4"><text:tab/> * get the current queue node's data</text:p>
      <text:p text:style-name="P4"><text:tab/> * <text:span text:style-name="T3">@return</text:span> mixed $data</text:p>
      <text:p text:style-name="P4"><text:tab/> */</text:p>
      <text:p text:style-name="P4"><text:tab/>public function current()</text:p>
      <text:p text:style-name="P4"><text:tab/>{</text:p>
      <text:p text:style-name="P4"><text:tab/><text:tab/>return self::instance()-&gt;current();</text:p>
      <text:p text:style-name="P4"><text:tab/>}</text:p>
      <text:p text:style-name="P4"/>
      <text:p text:style-name="P4"><text:tab/>/**</text:p>
      <text:p text:style-name="P4"><text:tab/> * key</text:p>
      <text:p text:style-name="P4"><text:tab/> *</text:p>
      <text:p text:style-name="P4"><text:tab/> * get the current queue node index</text:p>
      <text:p text:style-name="P4"><text:tab/> * <text:span text:style-name="T3">@return</text:span> mixed $key</text:p>
      <text:p text:style-name="P4"><text:tab/> */</text:p>
      <text:p text:style-name="P4"><text:tab/>public function key()</text:p>
      <text:p text:style-name="P4"><text:tab/>{</text:p>
      <text:p text:style-name="P4"><text:tab/><text:tab/>return self::instance()-&gt;key();</text:p>
      <text:p text:style-name="P4"><text:tab/>}</text:p>
      <text:p text:style-name="P4"/>
      <text:p text:style-name="P4"><text:tab/>/**</text:p>
      <text:p text:style-name="P4"><text:tab/> * next</text:p>
      <text:p text:style-name="P4"><text:tab/> *</text:p>
      <text:p text:style-name="P4"><text:tab/> * set the key to the next queue item</text:p>
      <text:p text:style-name="P4"><text:tab/> */</text:p>
      <text:p text:style-name="P4"><text:tab/>public function next()</text:p>
      <text:p text:style-name="P4"><text:tab/>{</text:p>
      <text:p text:style-name="P4"><text:tab/><text:tab/>self::instance()-&gt;next();</text:p>
      <text:p text:style-name="P4"><text:tab/>}</text:p>
      <text:p text:style-name="P4"/>
      <text:p text:style-name="P4"><text:tab/>/**</text:p>
      <text:p text:style-name="P4"><text:tab/> * rewind</text:p>
      <text:p text:style-name="P4"><text:tab/> *</text:p>
      <text:p text:style-name="P4"><text:tab/> * set the key to the HEAD of the queue</text:p>
      <text:p text:style-name="P4"><text:tab/> */</text:p>
      <text:p text:style-name="P4"><text:tab/>public function rewind()</text:p>
      <text:p text:style-name="P4"><text:tab/>{</text:p>
      <text:p text:style-name="P4"><text:tab/><text:tab/>self::instance()-&gt;rewind();</text:p>
      <text:p text:style-name="P4"><text:tab/>}</text:p>
      <text:p text:style-name="P4"/>
      <text:p text:style-name="P4"><text:tab/>/**</text:p>
      <text:p text:style-name="P4"><text:tab/> * valid</text:p>
      <text:p text:style-name="P4"><text:tab/> *</text:p>
      <text:p text:style-name="P4"><text:tab/> * query validity of the current node</text:p>
      <text:p text:style-name="P4"><text:tab/> * <text:span text:style-name="T3">@return</text:span> boolean $valid = true if key is valid, false if it is not</text:p>
      <text:p text:style-name="P4"><text:tab/> */</text:p>
      <text:p text:style-name="P4"><text:tab/>public function valid()</text:p>
      <text:p text:style-name="P4"><text:tab/>{</text:p>
      <text:p text:style-name="P4"><text:tab/><text:tab/>return self::instance()-&gt;valid();</text:p>
      <text:p text:style-name="P4"><text:tab/>}</text:p>
      <text:p text:style-name="P4"/>
      <text:p text:style-name="P4"/>
      <text:p text:style-name="P10"><text:tab/>/**</text:p>
      <text:p text:style-name="P4"><text:tab/> * offsetSet</text:p>
      <text:p text:style-name="P4"><text:tab/> *</text:p>
      <text:p text:style-name="P13"><text:tab/> * Set the queue at $offset to $value. if $offset is null, </text:p>
      <text:p text:style-name="P13"><text:tab/> * <text:s text:c="8"/>set next queue entry to $value</text:p>
      <text:p text:style-name="P4"><text:tab/> * <text:span text:style-name="T3">@param</text:span> integer $offset = offset to queue location to set</text:p>
      <text:p text:style-name="P4"><text:tab/> * <text:span text:style-name="T3">@param</text:span> mixed $value = value to set queue at $offset to</text:p>
      <text:p text:style-name="P4"><text:tab/> * <text:span text:style-name="T3">@throws</text:span> \Library\Queue\Exception</text:p>
      <text:p text:style-name="P4"><text:tab/> */</text:p>
      <text:p text:style-name="P4"><text:tab/>public function offsetSet($offset, $value)</text:p>
      <text:p text:style-name="P4"><text:tab/>{</text:p>
      <text:p text:style-name="P4"><text:tab/><text:tab/>self::instance()-&gt;offsetSet($offset, $value);</text:p>
      <text:p text:style-name="P4"><text:tab/>}</text:p>
      <text:p text:style-name="P4"/>
      <text:p text:style-name="P4"><text:tab/>/**</text:p>
      <text:p text:style-name="P4"><text:tab/> * offsetExists</text:p>
      <text:p text:style-name="P4"><text:tab/> *</text:p>
      <text:p text:style-name="P4"><text:tab/> * return true if a value exists at queue location $offset</text:p>
      <text:p text:style-name="P4"><text:tab/> * <text:span text:style-name="T3">@param</text:span> integer $offset = offset location to check</text:p>
      <text:p text:style-name="P4"><text:tab/> * <text:span text:style-name="T3">@return</text:span> boolean true = exists, false = doesn't exist</text:p>
      <text:p text:style-name="P4"><text:tab/> */</text:p>
      <text:p text:style-name="P4"><text:tab/>public function offsetExists($offset)</text:p>
      <text:p text:style-name="P4"><text:tab/>{</text:p>
      <text:p text:style-name="P4"><text:tab/><text:tab/>return self::instance()-&gt;offsetExists($offset);</text:p>
      <text:p text:style-name="P4"><text:tab/>}</text:p>
      <text:p text:style-name="P4"/>
      <text:p text:style-name="P4"><text:tab/>/**</text:p>
      <text:p text:style-name="P4"><text:tab/> * offsetUnset</text:p>
      <text:p text:style-name="P4"><text:tab/> *</text:p>
      <text:p text:style-name="P4"><text:tab/> * Unset the entry at queue location $offset</text:p>
      <text:p text:style-name="P4"><text:tab/> * <text:span text:style-name="T3">@param</text:span> integer $offset = location to unset</text:p>
      <text:p text:style-name="P4"><text:tab/> * <text:span text:style-name="T3">@throws</text:span> \Library\Stack\Exception</text:p>
      <text:p text:style-name="P4"><text:tab/> */</text:p>
      <text:p text:style-name="P4"><text:tab/>public function offsetUnset($offset)</text:p>
      <text:p text:style-name="P4"><text:tab/>{</text:p>
      <text:p text:style-name="P4"><text:tab/><text:tab/>self::instance()-&gt;offsetUnset($offset);</text:p>
      <text:p text:style-name="P4"><text:tab/>}</text:p>
      <text:p text:style-name="P4"/>
      <text:p text:style-name="P4"><text:tab/>/**</text:p>
      <text:p text:style-name="P4"><text:tab/> * offsetGet</text:p>
      <text:p text:style-name="P4"><text:tab/> *</text:p>
      <text:p text:style-name="P4"><text:tab/> * Get value at the specified $offset</text:p>
      <text:p text:style-name="P4"><text:tab/> * <text:span text:style-name="T3">@param</text:span> integer $offset = offset in the queue to fetch value from</text:p>
      <text:p text:style-name="P4"><text:tab/> * <text:span text:style-name="T3">@return</text:span> mixed $instance[$offset]</text:p>
      <text:p text:style-name="P4"><text:tab/> */</text:p>
      <text:p text:style-name="P4"><text:tab/>public function offsetGet($offset)</text:p>
      <text:p text:style-name="P4"><text:tab/>{</text:p>
      <text:p text:style-name="P4"><text:tab/><text:tab/>return self::instance()-&gt;offsetGet($offset);</text:p>
      <text:p text:style-name="P4"><text:tab/>}</text:p>
      <text:p text:style-name="P4"/>
      <text:p text:style-name="P4"><text:tab/>public function __toString()</text:p>
      <text:p text:style-name="P4"><text:tab/>{</text:p>
      <text:p text:style-name="P4"><text:tab/><text:tab/>return self::instance()-&gt;__toString()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Queue<text:tab/><text:tab/><text:tab/><text:tab/><text:page-number text:select-page="current">37</text:page-number><text:tab/><text:tab/><text:tab/><text:date style:data-style-name="N76" text:date-value="2013-01-28T09:49:54.99">January 28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67H48M48S</meta:editing-duration>
    <meta:editing-cycles>156</meta:editing-cycles>
    <meta:generator>OpenOffice.org/3.2$Linux OpenOffice.org_project/320m12$Build-9483</meta:generator>
    <meta:initial-creator>Jay Wheeler</meta:initial-creator>
    <dc:date>2013-01-28T09:49:55</dc:date>
    <dc:creator>Jay Wheeler</dc:creator>
    <meta:document-statistic meta:table-count="14" meta:image-count="0" meta:object-count="0" meta:page-count="37" meta:paragraph-count="1017" meta:word-count="4133" meta:character-count="25335"/>
    <meta:template xlink:type="simple" xlink:actuate="onRequest" xlink:title="ClassDefault" xlink:href="../ClassDefault.ott" meta:date="2012-06-12T12:20:04"/>
  </office:meta>
</office:document-meta>
</file>